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aveling _Typewriter" svg:font-family="Traveling _Typewriter" style:font-family-generic="moder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215in" style:use-optimal-column-width="false"/>
    </style:style>
    <style:style style:name="TableColumn3" style:family="table-column">
      <style:table-column-properties style:column-width="2.0076in" style:use-optimal-column-width="false"/>
    </style:style>
    <style:style style:name="TableColumn4" style:family="table-column">
      <style:table-column-properties style:column-width="2.3611in" style:use-optimal-column-width="false"/>
    </style:style>
    <style:style style:name="TableColumn5" style:family="table-column">
      <style:table-column-properties style:column-width="1.1027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Traveling _Typewriter" fo:font-weight="bold" style:font-weight-asian="bold" style:font-weight-complex="bold" fo:color="#CE181E" fo:font-size="15pt" style:font-size-asian="15pt" style:font-size-complex="15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Traveling _Typewriter" fo:font-weight="bold" style:font-weight-asian="bold" style:font-weight-complex="bold" fo:color="#CE181E" fo:font-size="15pt" style:font-size-asian="15pt" style:font-size-complex="15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Traveling _Typewriter" fo:font-weight="bold" style:font-weight-asian="bold" style:font-weight-complex="bold" fo:color="#CE181E" fo:font-size="15pt" style:font-size-asian="15pt" style:font-size-complex="15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Traveling _Typewriter" fo:font-weight="bold" style:font-weight-asian="bold" style:font-weight-complex="bold" fo:color="#CE181E" fo:font-size="15pt" style:font-size-asian="15pt" style:font-size-complex="15pt"/>
    </style:style>
    <style:style style:name="TableRow15" style:family="table-row">
      <style:table-row-properties style:min-row-height="0.3215in"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26" style:family="table-row">
      <style:table-row-properties style:use-optimal-row-height="false"/>
    </style:style>
    <style:style style:name="P27" style:parent-style-name="Normal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1" style:parent-style-name="Normal" style:family="paragraph">
      <style:text-properties fo:hyphenate="true"/>
    </style:style>
    <style:style style:name="TableRow32" style:family="table-row">
      <style:table-row-properties style:use-optimal-row-height="fals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6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40" style:family="table-row">
      <style:table-row-properties style:use-optimal-row-height="false"/>
    </style:style>
    <style:style style:name="P41" style:parent-style-name="Normal" style:family="paragraph">
      <style:text-properties fo:hyphenate="true"/>
    </style:style>
    <style:style style:name="P42" style:parent-style-name="Normal" style:family="paragraph">
      <style:text-properties fo:hyphenate="true"/>
    </style:style>
    <style:style style:name="TableCell43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5" style:parent-style-name="Normal" style:family="paragraph">
      <style:text-properties fo:hyphenate="true"/>
    </style:style>
    <style:style style:name="TableRow46" style:family="table-row">
      <style:table-row-properties style:use-optimal-row-height="false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raveling _Typewriter" fo:color="#70AD47" fo:font-size="15pt" style:font-size-asian="15pt" style:font-size-complex="15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54" style:family="table-row">
      <style:table-row-properties style:min-row-height="0.3319in" style:use-optimal-row-height="fals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hyphenate="tru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9" style:parent-style-name="Normal" style:family="paragraph">
      <style:text-properties fo:hyphenate="true"/>
    </style:style>
    <style:style style:name="TableRow60" style:family="table-row">
      <style:table-row-properties style:use-optimal-row-height="false"/>
    </style:style>
    <style:style style:name="P61" style:parent-style-name="Normal" style:family="paragraph">
      <style:text-properties fo:hyphenate="tru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68" style:family="table-row">
      <style:table-row-properties style:use-optimal-row-height="false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3" style:parent-style-name="Normal" style:family="paragraph">
      <style:text-properties fo:hyphenate="true"/>
    </style:style>
    <style:style style:name="TableRow74" style:family="table-row">
      <style:table-row-properties style:use-optimal-row-height="false"/>
    </style:style>
    <style:style style:name="P75" style:parent-style-name="Normal" style:family="paragraph">
      <style:text-properties fo:hyphenate="tru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text-properties fo:hyphenate="true"/>
    </style:style>
    <style:style style:name="P84" style:parent-style-name="Normal" style:family="paragraph">
      <style:text-properties fo:hyphenate="tru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7" style:family="table-row">
      <style:table-row-properties style:use-optimal-row-height="false"/>
    </style:style>
    <style:style style:name="P98" style:parent-style-name="Normal" style:family="paragraph">
      <style:text-properties fo:hyphenate="true"/>
    </style:style>
    <style:style style:name="P99" style:parent-style-name="Normal" style:family="paragraph">
      <style:text-properties fo:hyphenate="tru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02" style:parent-style-name="Normal" style:family="paragraph">
      <style:text-properties fo:hyphenate="true"/>
    </style:style>
    <style:style style:name="TableRow103" style:family="table-row">
      <style:table-row-properties style:use-optimal-row-height="false"/>
    </style:style>
    <style:style style:name="P104" style:parent-style-name="Normal" style:family="paragraph">
      <style:text-properties fo:hyphenate="true"/>
    </style:style>
    <style:style style:name="TableCell10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07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11" style:family="table-row">
      <style:table-row-properties style:use-optimal-row-height="false"/>
    </style:style>
    <style:style style:name="P112" style:parent-style-name="Normal" style:family="paragraph">
      <style:text-properties fo:hyphenate="true"/>
    </style:style>
    <style:style style:name="P113" style:parent-style-name="Normal" style:family="paragraph">
      <style:text-properties fo:hyphenate="true"/>
    </style:style>
    <style:style style:name="TableCell11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16" style:parent-style-name="Normal" style:family="paragraph">
      <style:text-properties fo:hyphenate="true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25" style:family="table-row">
      <style:table-row-properties style:use-optimal-row-height="false"/>
    </style:style>
    <style:style style:name="P126" style:parent-style-name="Normal" style:family="paragraph">
      <style:text-properties fo:hyphenate="true"/>
    </style:style>
    <style:style style:name="P127" style:parent-style-name="Normal" style:family="paragraph">
      <style:text-properties fo:hyphenate="tru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30" style:parent-style-name="Normal" style:family="paragraph">
      <style:text-properties fo:hyphenate="true"/>
    </style:style>
    <style:style style:name="TableRow131" style:family="table-row">
      <style:table-row-properties style:use-optimal-row-height="false"/>
    </style:style>
    <style:style style:name="P132" style:parent-style-name="Normal" style:family="paragraph">
      <style:text-properties fo:hyphenate="tru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fo:hyphenate="true"/>
    </style:style>
    <style:style style:name="P141" style:parent-style-name="Normal" style:family="paragraph">
      <style:text-properties fo:hyphenate="tru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44" style:parent-style-name="Normal" style:family="paragraph">
      <style:text-properties fo:hyphenate="true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fo:hyphenate="true"/>
    </style:style>
    <style:style style:name="TableCell147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49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51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53" style:family="table-row">
      <style:table-row-properties style:use-optimal-row-height="false"/>
    </style:style>
    <style:style style:name="P154" style:parent-style-name="Normal" style:family="paragraph">
      <style:text-properties fo:hyphenate="true"/>
    </style:style>
    <style:style style:name="P155" style:parent-style-name="Normal" style:family="paragraph">
      <style:text-properties fo:hyphenate="true"/>
    </style:style>
    <style:style style:name="TableCell156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58" style:parent-style-name="Normal" style:family="paragraph">
      <style:text-properties fo:hyphenate="true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68" style:family="table-row">
      <style:table-row-properties style:use-optimal-row-height="false"/>
    </style:style>
    <style:style style:name="P169" style:parent-style-name="Normal" style:family="paragraph">
      <style:text-properties fo:hyphenate="true"/>
    </style:style>
    <style:style style:name="P170" style:parent-style-name="Normal" style:family="paragraph">
      <style:text-properties fo:hyphenate="tru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73" style:parent-style-name="Normal" style:family="paragraph">
      <style:text-properties fo:hyphenate="true"/>
    </style:style>
    <style:style style:name="TableRow174" style:family="table-row">
      <style:table-row-properties style:use-optimal-row-height="false"/>
    </style:style>
    <style:style style:name="P175" style:parent-style-name="Normal" style:family="paragraph">
      <style:text-properties fo:hyphenate="tru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82" style:family="table-row">
      <style:table-row-properties style:use-optimal-row-height="false"/>
    </style:style>
    <style:style style:name="P183" style:parent-style-name="Normal" style:family="paragraph">
      <style:text-properties fo:hyphenate="true"/>
    </style:style>
    <style:style style:name="P184" style:parent-style-name="Normal" style:family="paragraph">
      <style:text-properties fo:hyphenate="tru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87" style:parent-style-name="Normal" style:family="paragraph">
      <style:text-properties fo:hyphenate="true"/>
    </style:style>
    <style:style style:name="TableRow188" style:family="table-row">
      <style:table-row-properties style:use-optimal-row-height="false"/>
    </style:style>
    <style:style style:name="P189" style:parent-style-name="Normal" style:family="paragraph">
      <style:text-properties fo:hyphenate="tru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196" style:parent-style-name="Policepardéfaut" style:family="text">
      <style:text-properties style:font-name="Traveling _Typewriter" fo:color="#72BF44" fo:font-size="15pt" style:font-size-asian="15pt" style:font-size-complex="15pt"/>
    </style:style>
    <style:style style:name="TableRow197" style:family="table-row">
      <style:table-row-properties style:use-optimal-row-height="false"/>
    </style:style>
    <style:style style:name="P198" style:parent-style-name="Normal" style:family="paragraph">
      <style:text-properties fo:hyphenate="true"/>
    </style:style>
    <style:style style:name="P199" style:parent-style-name="Normal" style:family="paragraph">
      <style:text-properties fo:hyphenate="tru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02" style:parent-style-name="Normal" style:family="paragraph">
      <style:text-properties fo:hyphenate="true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07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09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211" style:parent-style-name="Policepardéfaut" style:family="text">
      <style:text-properties style:font-name="Traveling _Typewriter" fo:color="#72BF44" fo:font-size="15pt" style:font-size-asian="15pt" style:font-size-complex="15pt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fo:hyphenate="true"/>
    </style:style>
    <style:style style:name="P214" style:parent-style-name="Normal" style:family="paragraph">
      <style:text-properties fo:hyphenate="true"/>
    </style:style>
    <style:style style:name="TableCell21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17" style:parent-style-name="Normal" style:family="paragraph">
      <style:text-properties fo:hyphenate="true"/>
    </style:style>
    <style:style style:name="TableRow218" style:family="table-row">
      <style:table-row-properties style:use-optimal-row-height="false"/>
    </style:style>
    <style:style style:name="P219" style:parent-style-name="Normal" style:family="paragraph">
      <style:text-properties fo:hyphenate="true"/>
    </style:style>
    <style:style style:name="TableCell220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22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24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226" style:family="table-row">
      <style:table-row-properties style:use-optimal-row-height="false"/>
    </style:style>
    <style:style style:name="P227" style:parent-style-name="Normal" style:family="paragraph">
      <style:text-properties fo:hyphenate="true"/>
    </style:style>
    <style:style style:name="P228" style:parent-style-name="Normal" style:family="paragraph">
      <style:text-properties fo:hyphenate="true"/>
    </style:style>
    <style:style style:name="TableCell229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31" style:parent-style-name="Normal" style:family="paragraph">
      <style:text-properties fo:hyphenate="tru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237" style:parent-style-name="Policepardéfaut" style:family="text">
      <style:text-properties style:font-name="Traveling _Typewriter" fo:color="#70AD47" fo:font-size="15pt" style:font-size-asian="15pt" style:font-size-complex="15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242" style:family="table-row">
      <style:table-row-properties style:use-optimal-row-height="false"/>
    </style:style>
    <style:style style:name="P243" style:parent-style-name="Normal" style:family="paragraph">
      <style:text-properties fo:hyphenate="true"/>
    </style:style>
    <style:style style:name="P244" style:parent-style-name="Normal" style:family="paragraph">
      <style:text-properties fo:hyphenate="tru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47" style:parent-style-name="Normal" style:family="paragraph">
      <style:text-properties fo:hyphenate="true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fo:hyphenate="true"/>
    </style:style>
    <style:style style:name="P258" style:parent-style-name="Normal" style:family="paragraph">
      <style:text-properties fo:hyphenate="tru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61" style:parent-style-name="Normal" style:family="paragraph">
      <style:text-properties fo:hyphenate="true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fo:hyphenate="true"/>
    </style:style>
    <style:style style:name="TableCell26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66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68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270" style:family="table-row">
      <style:table-row-properties style:use-optimal-row-height="false"/>
    </style:style>
    <style:style style:name="P271" style:parent-style-name="Normal" style:family="paragraph">
      <style:text-properties fo:hyphenate="true"/>
    </style:style>
    <style:style style:name="P272" style:parent-style-name="Normal" style:family="paragraph">
      <style:text-properties fo:hyphenate="true"/>
    </style:style>
    <style:style style:name="TableCell273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75" style:parent-style-name="Normal" style:family="paragraph">
      <style:text-properties fo:hyphenate="true"/>
    </style:style>
    <style:style style:name="TableRow276" style:family="table-row">
      <style:table-row-properties style:use-optimal-row-height="false"/>
    </style:style>
    <style:style style:name="P277" style:parent-style-name="Normal" style:family="paragraph">
      <style:text-properties fo:hyphenate="tru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284" style:family="table-row">
      <style:table-row-properties style:use-optimal-row-height="false"/>
    </style:style>
    <style:style style:name="P285" style:parent-style-name="Normal" style:family="paragraph">
      <style:text-properties fo:hyphenate="true"/>
    </style:style>
    <style:style style:name="P286" style:parent-style-name="Normal" style:family="paragraph">
      <style:text-properties fo:hyphenate="tru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289" style:parent-style-name="Normal" style:family="paragraph">
      <style:text-properties fo:hyphenate="true"/>
    </style:style>
    <style:style style:name="TableRow290" style:family="table-row">
      <style:table-row-properties style:use-optimal-row-height="false"/>
    </style:style>
    <style:style style:name="P291" style:parent-style-name="Normal" style:family="paragraph">
      <style:text-properties fo:hyphenate="true"/>
    </style:style>
    <style:style style:name="TableCell292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9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296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298" style:family="table-row">
      <style:table-row-properties style:use-optimal-row-height="false"/>
    </style:style>
    <style:style style:name="P299" style:parent-style-name="Normal" style:family="paragraph">
      <style:text-properties fo:hyphenate="true"/>
    </style:style>
    <style:style style:name="P300" style:parent-style-name="Normal" style:family="paragraph">
      <style:text-properties fo:hyphenate="true"/>
    </style:style>
    <style:style style:name="TableCell301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03" style:parent-style-name="Normal" style:family="paragraph">
      <style:text-properties fo:hyphenate="true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13" style:family="table-row">
      <style:table-row-properties style:use-optimal-row-height="false"/>
    </style:style>
    <style:style style:name="P314" style:parent-style-name="Normal" style:family="paragraph">
      <style:text-properties fo:hyphenate="true"/>
    </style:style>
    <style:style style:name="P315" style:parent-style-name="Normal" style:family="paragraph">
      <style:text-properties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18" style:parent-style-name="Normal" style:family="paragraph">
      <style:text-properties fo:hyphenate="true"/>
    </style:style>
    <style:style style:name="TableRow319" style:family="table-row">
      <style:table-row-properties style:use-optimal-row-height="false"/>
    </style:style>
    <style:style style:name="P320" style:parent-style-name="Normal" style:family="paragraph">
      <style:text-properties fo:hyphenate="tru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fo:hyphenate="true"/>
    </style:style>
    <style:style style:name="P329" style:parent-style-name="Normal" style:family="paragraph">
      <style:text-properties fo:hyphenate="tru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32" style:parent-style-name="Normal" style:family="paragraph">
      <style:text-properties fo:hyphenate="true"/>
    </style:style>
    <style:style style:name="TableRow333" style:family="table-row">
      <style:table-row-properties style:use-optimal-row-height="false"/>
    </style:style>
    <style:style style:name="P334" style:parent-style-name="Normal" style:family="paragraph">
      <style:text-properties fo:hyphenate="tru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41" style:family="table-row">
      <style:table-row-properties style:use-optimal-row-height="false"/>
    </style:style>
    <style:style style:name="P342" style:parent-style-name="Normal" style:family="paragraph">
      <style:text-properties fo:hyphenate="true"/>
    </style:style>
    <style:style style:name="P343" style:parent-style-name="Normal" style:family="paragraph">
      <style:text-properties fo:hyphenate="tru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46" style:parent-style-name="Normal" style:family="paragraph">
      <style:text-properties fo:hyphenate="true"/>
    </style:style>
    <style:style style:name="TableRow347" style:family="table-row">
      <style:table-row-properties style:use-optimal-row-height="false"/>
    </style:style>
    <style:style style:name="P348" style:parent-style-name="Normal" style:family="paragraph">
      <style:text-properties fo:hyphenate="true"/>
    </style:style>
    <style:style style:name="TableCell349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51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53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55" style:family="table-row">
      <style:table-row-properties style:use-optimal-row-height="false"/>
    </style:style>
    <style:style style:name="P356" style:parent-style-name="Normal" style:family="paragraph">
      <style:text-properties fo:hyphenate="true"/>
    </style:style>
    <style:style style:name="P357" style:parent-style-name="Normal" style:family="paragraph">
      <style:text-properties fo:hyphenate="true"/>
    </style:style>
    <style:style style:name="TableCell358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60" style:parent-style-name="Normal" style:family="paragraph">
      <style:text-properties fo:hyphenate="true"/>
    </style:style>
    <style:style style:name="TableRow361" style:family="table-row">
      <style:table-row-properties style:use-optimal-row-height="false"/>
    </style:style>
    <style:style style:name="P362" style:parent-style-name="Normal" style:family="paragraph">
      <style:text-properties fo:hyphenate="tru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69" style:family="table-row">
      <style:table-row-properties style:use-optimal-row-height="false"/>
    </style:style>
    <style:style style:name="P370" style:parent-style-name="Normal" style:family="paragraph">
      <style:text-properties fo:hyphenate="true"/>
    </style:style>
    <style:style style:name="P371" style:parent-style-name="Normal" style:family="paragraph">
      <style:text-properties fo:hyphenate="tru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74" style:parent-style-name="Normal" style:family="paragraph">
      <style:text-properties fo:hyphenate="tru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84" style:family="table-row">
      <style:table-row-properties style:use-optimal-row-height="false"/>
    </style:style>
    <style:style style:name="P385" style:parent-style-name="Normal" style:family="paragraph">
      <style:text-properties fo:hyphenate="true"/>
    </style:style>
    <style:style style:name="P386" style:parent-style-name="Normal" style:family="paragraph">
      <style:text-properties fo:hyphenate="tru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389" style:parent-style-name="Normal" style:family="paragraph">
      <style:text-properties fo:hyphenate="true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text-properties fo:hyphenate="tru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398" style:family="table-row">
      <style:table-row-properties style:use-optimal-row-height="false"/>
    </style:style>
    <style:style style:name="P399" style:parent-style-name="Normal" style:family="paragraph">
      <style:text-properties fo:hyphenate="true"/>
    </style:style>
    <style:style style:name="P400" style:parent-style-name="Normal" style:family="paragraph">
      <style:text-properties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03" style:parent-style-name="Normal" style:family="paragraph">
      <style:text-properties fo:hyphenate="true"/>
    </style:style>
    <style:style style:name="TableRow404" style:family="table-row">
      <style:table-row-properties style:use-optimal-row-height="false"/>
    </style:style>
    <style:style style:name="P405" style:parent-style-name="Normal" style:family="paragraph">
      <style:text-properties fo:hyphenate="tru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fo:hyphenate="true"/>
    </style:style>
    <style:style style:name="P414" style:parent-style-name="Normal" style:family="paragraph">
      <style:text-properties fo:hyphenate="tru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17" style:parent-style-name="Normal" style:family="paragraph">
      <style:text-properties fo:hyphenate="true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26" style:family="table-row">
      <style:table-row-properties style:use-optimal-row-height="false"/>
    </style:style>
    <style:style style:name="P427" style:parent-style-name="Normal" style:family="paragraph">
      <style:text-properties fo:hyphenate="true"/>
    </style:style>
    <style:style style:name="P428" style:parent-style-name="Normal" style:family="paragraph">
      <style:text-properties fo:hyphenate="tru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31" style:parent-style-name="Normal" style:family="paragraph">
      <style:text-properties fo:hyphenate="true"/>
    </style:style>
    <style:style style:name="TableRow432" style:family="table-row">
      <style:table-row-properties style:use-optimal-row-height="false"/>
    </style:style>
    <style:style style:name="P433" style:parent-style-name="Normal" style:family="paragraph">
      <style:text-properties fo:hyphenate="tru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40" style:family="table-row">
      <style:table-row-properties style:use-optimal-row-height="false"/>
    </style:style>
    <style:style style:name="P441" style:parent-style-name="Normal" style:family="paragraph">
      <style:text-properties fo:hyphenate="true"/>
    </style:style>
    <style:style style:name="P442" style:parent-style-name="Normal" style:family="paragraph">
      <style:text-properties fo:hyphenate="tru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45" style:parent-style-name="Normal" style:family="paragraph">
      <style:text-properties fo:hyphenate="true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55" style:family="table-row">
      <style:table-row-properties style:use-optimal-row-height="false"/>
    </style:style>
    <style:style style:name="P456" style:parent-style-name="Normal" style:family="paragraph">
      <style:text-properties fo:hyphenate="true"/>
    </style:style>
    <style:style style:name="P457" style:parent-style-name="Normal" style:family="paragraph">
      <style:text-properties fo:hyphenate="tru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60" style:parent-style-name="Normal" style:family="paragraph">
      <style:text-properties fo:hyphenate="true"/>
    </style:style>
    <style:style style:name="TableRow461" style:family="table-row">
      <style:table-row-properties style:use-optimal-row-height="false"/>
    </style:style>
    <style:style style:name="P462" style:parent-style-name="Normal" style:family="paragraph">
      <style:text-properties fo:hyphenate="tru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69" style:family="table-row">
      <style:table-row-properties style:use-optimal-row-height="false"/>
    </style:style>
    <style:style style:name="P470" style:parent-style-name="Normal" style:family="paragraph">
      <style:text-properties fo:hyphenate="true"/>
    </style:style>
    <style:style style:name="P471" style:parent-style-name="Normal" style:family="paragraph">
      <style:text-properties fo:hyphenate="tru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74" style:parent-style-name="Normal" style:family="paragraph">
      <style:text-properties fo:hyphenate="true"/>
    </style:style>
    <style:style style:name="TableRow475" style:family="table-row">
      <style:table-row-properties style:use-optimal-row-height="false"/>
    </style:style>
    <style:style style:name="P476" style:parent-style-name="Normal" style:family="paragraph">
      <style:text-properties fo:hyphenate="tru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83" style:family="table-row">
      <style:table-row-properties style:use-optimal-row-height="false"/>
    </style:style>
    <style:style style:name="P484" style:parent-style-name="Normal" style:family="paragraph">
      <style:text-properties fo:hyphenate="true"/>
    </style:style>
    <style:style style:name="P485" style:parent-style-name="Normal" style:family="paragraph">
      <style:text-properties fo:hyphenate="tru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488" style:parent-style-name="Normal" style:family="paragraph">
      <style:text-properties fo:hyphenate="true"/>
    </style:style>
    <style:style style:name="TableRow489" style:family="table-row">
      <style:table-row-properties style:use-optimal-row-height="false"/>
    </style:style>
    <style:style style:name="P490" style:parent-style-name="Normal" style:family="paragraph">
      <style:text-properties fo:hyphenate="tru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497" style:family="table-row">
      <style:table-row-properties style:use-optimal-row-height="false"/>
    </style:style>
    <style:style style:name="P498" style:parent-style-name="Normal" style:family="paragraph">
      <style:text-properties fo:hyphenate="true"/>
    </style:style>
    <style:style style:name="P499" style:parent-style-name="Normal" style:family="paragraph">
      <style:text-properties fo:hyphenate="tru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02" style:parent-style-name="Normal" style:family="paragraph">
      <style:text-properties fo:hyphenate="true"/>
    </style:style>
    <style:style style:name="TableRow503" style:family="table-row">
      <style:table-row-properties style:use-optimal-row-height="false"/>
    </style:style>
    <style:style style:name="P504" style:parent-style-name="Normal" style:family="paragraph">
      <style:text-properties fo:hyphenate="true"/>
    </style:style>
    <style:style style:name="TableCell50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07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09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fo:hyphenate="true"/>
    </style:style>
    <style:style style:name="P513" style:parent-style-name="Normal" style:family="paragraph">
      <style:text-properties fo:hyphenate="true"/>
    </style:style>
    <style:style style:name="TableCell51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16" style:parent-style-name="Normal" style:family="paragraph">
      <style:text-properties fo:hyphenate="true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526" style:family="table-row">
      <style:table-row-properties style:use-optimal-row-height="false"/>
    </style:style>
    <style:style style:name="P527" style:parent-style-name="Normal" style:family="paragraph">
      <style:text-properties fo:hyphenate="true"/>
    </style:style>
    <style:style style:name="P528" style:parent-style-name="Normal" style:family="paragraph">
      <style:text-properties fo:hyphenate="tru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31" style:parent-style-name="Normal" style:family="paragraph">
      <style:text-properties fo:hyphenate="true"/>
    </style:style>
    <style:style style:name="TableRow532" style:family="table-row">
      <style:table-row-properties style:use-optimal-row-height="false"/>
    </style:style>
    <style:style style:name="P533" style:parent-style-name="Normal" style:family="paragraph">
      <style:text-properties fo:hyphenate="tru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40" style:family="table-row">
      <style:table-row-properties style:use-optimal-row-height="false"/>
    </style:style>
    <style:style style:name="P541" style:parent-style-name="Normal" style:family="paragraph">
      <style:text-properties fo:hyphenate="true"/>
    </style:style>
    <style:style style:name="P542" style:parent-style-name="Normal" style:family="paragraph">
      <style:text-properties fo:hyphenate="tru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45" style:parent-style-name="Normal" style:family="paragraph">
      <style:text-properties fo:hyphenate="true"/>
    </style:style>
    <style:style style:name="TableRow546" style:family="table-row">
      <style:table-row-properties style:use-optimal-row-height="false"/>
    </style:style>
    <style:style style:name="P547" style:parent-style-name="Normal" style:family="paragraph">
      <style:text-properties fo:hyphenate="true"/>
    </style:style>
    <style:style style:name="TableCell548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50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52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54" style:family="table-row">
      <style:table-row-properties style:use-optimal-row-height="false"/>
    </style:style>
    <style:style style:name="P555" style:parent-style-name="Normal" style:family="paragraph">
      <style:text-properties fo:hyphenate="true"/>
    </style:style>
    <style:style style:name="P556" style:parent-style-name="Normal" style:family="paragraph">
      <style:text-properties fo:hyphenate="true"/>
    </style:style>
    <style:style style:name="TableCell557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59" style:parent-style-name="Normal" style:family="paragraph">
      <style:text-properties fo:hyphenate="true"/>
    </style:style>
    <style:style style:name="TableRow560" style:family="table-row">
      <style:table-row-properties style:use-optimal-row-height="false"/>
    </style:style>
    <style:style style:name="P561" style:parent-style-name="Normal" style:family="paragraph">
      <style:text-properties fo:hyphenate="true"/>
    </style:style>
    <style:style style:name="TableCell562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64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66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68" style:family="table-row">
      <style:table-row-properties style:use-optimal-row-height="false"/>
    </style:style>
    <style:style style:name="P569" style:parent-style-name="Normal" style:family="paragraph">
      <style:text-properties fo:hyphenate="true"/>
    </style:style>
    <style:style style:name="P570" style:parent-style-name="Normal" style:family="paragraph">
      <style:text-properties fo:hyphenate="true"/>
    </style:style>
    <style:style style:name="TableCell571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73" style:parent-style-name="Normal" style:family="paragraph">
      <style:text-properties fo:hyphenate="true"/>
    </style:style>
    <style:style style:name="TableRow574" style:family="table-row">
      <style:table-row-properties style:use-optimal-row-height="false"/>
    </style:style>
    <style:style style:name="P575" style:parent-style-name="Normal" style:family="paragraph">
      <style:text-properties fo:hyphenate="tru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82" style:family="table-row">
      <style:table-row-properties style:use-optimal-row-height="false"/>
    </style:style>
    <style:style style:name="P583" style:parent-style-name="Normal" style:family="paragraph">
      <style:text-properties fo:hyphenate="true"/>
    </style:style>
    <style:style style:name="P584" style:parent-style-name="Normal" style:family="paragraph">
      <style:text-properties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587" style:parent-style-name="Normal" style:family="paragraph">
      <style:text-properties fo:hyphenate="true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597" style:family="table-row">
      <style:table-row-properties style:use-optimal-row-height="false"/>
    </style:style>
    <style:style style:name="P598" style:parent-style-name="Normal" style:family="paragraph">
      <style:text-properties fo:hyphenate="true"/>
    </style:style>
    <style:style style:name="P599" style:parent-style-name="Normal" style:family="paragraph">
      <style:text-properties fo:hyphenate="tru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02" style:parent-style-name="Normal" style:family="paragraph">
      <style:text-properties fo:hyphenate="true"/>
    </style:style>
    <style:style style:name="TableRow603" style:family="table-row">
      <style:table-row-properties style:use-optimal-row-height="false"/>
    </style:style>
    <style:style style:name="P604" style:parent-style-name="Normal" style:family="paragraph">
      <style:text-properties fo:hyphenate="tru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11" style:family="table-row">
      <style:table-row-properties style:use-optimal-row-height="false"/>
    </style:style>
    <style:style style:name="P612" style:parent-style-name="Normal" style:family="paragraph">
      <style:text-properties fo:hyphenate="true"/>
    </style:style>
    <style:style style:name="P613" style:parent-style-name="Normal" style:family="paragraph">
      <style:text-properties fo:hyphenate="tru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16" style:parent-style-name="Normal" style:family="paragraph">
      <style:text-properties fo:hyphenate="true"/>
    </style:style>
    <style:style style:name="TableRow617" style:family="table-row">
      <style:table-row-properties style:use-optimal-row-height="false"/>
    </style:style>
    <style:style style:name="P618" style:parent-style-name="Normal" style:family="paragraph">
      <style:text-properties fo:hyphenate="tru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25" style:family="table-row">
      <style:table-row-properties style:use-optimal-row-height="false"/>
    </style:style>
    <style:style style:name="P626" style:parent-style-name="Normal" style:family="paragraph">
      <style:text-properties fo:hyphenate="true"/>
    </style:style>
    <style:style style:name="P627" style:parent-style-name="Normal" style:family="paragraph">
      <style:text-properties fo:hyphenate="tru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30" style:parent-style-name="Normal" style:family="paragraph">
      <style:text-properties fo:hyphenate="true"/>
    </style:style>
    <style:style style:name="TableRow631" style:family="table-row">
      <style:table-row-properties style:use-optimal-row-height="false"/>
    </style:style>
    <style:style style:name="P632" style:parent-style-name="Normal" style:family="paragraph">
      <style:text-properties fo:hyphenate="true"/>
    </style:style>
    <style:style style:name="TableCell633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3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37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39" style:family="table-row">
      <style:table-row-properties style:use-optimal-row-height="false"/>
    </style:style>
    <style:style style:name="P640" style:parent-style-name="Normal" style:family="paragraph">
      <style:text-properties fo:hyphenate="true"/>
    </style:style>
    <style:style style:name="P641" style:parent-style-name="Normal" style:family="paragraph">
      <style:text-properties fo:hyphenate="true"/>
    </style:style>
    <style:style style:name="TableCell642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44" style:parent-style-name="Normal" style:family="paragraph">
      <style:text-properties fo:hyphenate="true"/>
    </style:style>
    <style:style style:name="TableRow645" style:family="table-row">
      <style:table-row-properties style:use-optimal-row-height="false"/>
    </style:style>
    <style:style style:name="P646" style:parent-style-name="Normal" style:family="paragraph">
      <style:text-properties fo:hyphenate="tru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53" style:family="table-row">
      <style:table-row-properties style:use-optimal-row-height="false"/>
    </style:style>
    <style:style style:name="P654" style:parent-style-name="Normal" style:family="paragraph">
      <style:text-properties fo:hyphenate="true"/>
    </style:style>
    <style:style style:name="P655" style:parent-style-name="Normal" style:family="paragraph">
      <style:text-properties fo:hyphenate="tru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58" style:parent-style-name="Normal" style:family="paragraph">
      <style:text-properties fo:hyphenate="true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68" style:family="table-row">
      <style:table-row-properties style:use-optimal-row-height="false"/>
    </style:style>
    <style:style style:name="P669" style:parent-style-name="Normal" style:family="paragraph">
      <style:text-properties fo:hyphenate="true"/>
    </style:style>
    <style:style style:name="P670" style:parent-style-name="Normal" style:family="paragraph">
      <style:text-properties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73" style:parent-style-name="Normal" style:family="paragraph">
      <style:text-properties fo:hyphenate="true"/>
    </style:style>
    <style:style style:name="TableRow674" style:family="table-row">
      <style:table-row-properties style:use-optimal-row-height="false"/>
    </style:style>
    <style:style style:name="P675" style:parent-style-name="Normal" style:family="paragraph">
      <style:text-properties fo:hyphenate="true"/>
    </style:style>
    <style:style style:name="TableCell676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78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80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fo:hyphenate="true"/>
    </style:style>
    <style:style style:name="P684" style:parent-style-name="Normal" style:family="paragraph">
      <style:text-properties fo:hyphenate="true"/>
    </style:style>
    <style:style style:name="TableCell685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687" style:parent-style-name="Normal" style:family="paragraph">
      <style:text-properties fo:hyphenate="true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696" style:family="table-row">
      <style:table-row-properties style:use-optimal-row-height="false"/>
    </style:style>
    <style:style style:name="P697" style:parent-style-name="Normal" style:family="paragraph">
      <style:text-properties fo:hyphenate="true"/>
    </style:style>
    <style:style style:name="P698" style:parent-style-name="Normal" style:family="paragraph">
      <style:text-properties fo:hyphenate="true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01" style:parent-style-name="Normal" style:family="paragraph">
      <style:text-properties fo:hyphenate="true"/>
    </style:style>
    <style:style style:name="TableRow702" style:family="table-row">
      <style:table-row-properties style:use-optimal-row-height="false"/>
    </style:style>
    <style:style style:name="P703" style:parent-style-name="Normal" style:family="paragraph">
      <style:text-properties fo:hyphenate="tru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10" style:family="table-row">
      <style:table-row-properties style:use-optimal-row-height="false"/>
    </style:style>
    <style:style style:name="P711" style:parent-style-name="Normal" style:family="paragraph">
      <style:text-properties fo:hyphenate="true"/>
    </style:style>
    <style:style style:name="P712" style:parent-style-name="Normal" style:family="paragraph">
      <style:text-properties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15" style:parent-style-name="Normal" style:family="paragraph">
      <style:text-properties fo:hyphenate="true"/>
    </style:style>
    <style:style style:name="TableRow716" style:family="table-row">
      <style:table-row-properties style:use-optimal-row-height="false"/>
    </style:style>
    <style:style style:name="P717" style:parent-style-name="Normal" style:family="paragraph">
      <style:text-properties fo:hyphenate="true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24" style:family="table-row">
      <style:table-row-properties style:use-optimal-row-height="false"/>
    </style:style>
    <style:style style:name="P725" style:parent-style-name="Normal" style:family="paragraph">
      <style:text-properties fo:hyphenate="true"/>
    </style:style>
    <style:style style:name="P726" style:parent-style-name="Normal" style:family="paragraph">
      <style:text-properties fo:hyphenate="tru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29" style:parent-style-name="Normal" style:family="paragraph">
      <style:text-properties fo:hyphenate="true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39" style:family="table-row">
      <style:table-row-properties style:use-optimal-row-height="false"/>
    </style:style>
    <style:style style:name="P740" style:parent-style-name="Normal" style:family="paragraph">
      <style:text-properties fo:hyphenate="true"/>
    </style:style>
    <style:style style:name="P741" style:parent-style-name="Normal" style:family="paragraph">
      <style:text-properties fo:hyphenate="tru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44" style:parent-style-name="Normal" style:family="paragraph">
      <style:text-properties fo:hyphenate="true"/>
    </style:style>
    <style:style style:name="TableRow745" style:family="table-row">
      <style:table-row-properties style:use-optimal-row-height="false"/>
    </style:style>
    <style:style style:name="P746" style:parent-style-name="Normal" style:family="paragraph">
      <style:text-properties fo:hyphenate="tru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53" style:family="table-row">
      <style:table-row-properties style:use-optimal-row-height="false"/>
    </style:style>
    <style:style style:name="P754" style:parent-style-name="Normal" style:family="paragraph">
      <style:text-properties fo:hyphenate="true"/>
    </style:style>
    <style:style style:name="P755" style:parent-style-name="Normal" style:family="paragraph">
      <style:text-properties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58" style:parent-style-name="Normal" style:family="paragraph">
      <style:text-properties fo:hyphenate="true"/>
    </style:style>
    <style:style style:name="TableRow759" style:family="table-row">
      <style:table-row-properties style:use-optimal-row-height="false"/>
    </style:style>
    <style:style style:name="P760" style:parent-style-name="Normal" style:family="paragraph">
      <style:text-properties fo:hyphenate="tru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fo:hyphenate="true"/>
    </style:style>
    <style:style style:name="P769" style:parent-style-name="Normal" style:family="paragraph">
      <style:text-properties fo:hyphenate="tru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72" style:parent-style-name="Normal" style:family="paragraph">
      <style:text-properties fo:hyphenate="true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Row781" style:family="table-row">
      <style:table-row-properties style:use-optimal-row-height="false"/>
    </style:style>
    <style:style style:name="P782" style:parent-style-name="Normal" style:family="paragraph">
      <style:text-properties fo:hyphenate="true"/>
    </style:style>
    <style:style style:name="P783" style:parent-style-name="Normal" style:family="paragraph">
      <style:text-properties fo:hyphenate="tru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786" style:parent-style-name="Normal" style:family="paragraph">
      <style:text-properties fo:hyphenate="true"/>
    </style:style>
    <style:style style:name="TableRow787" style:family="table-row">
      <style:table-row-properties style:use-optimal-row-height="false"/>
    </style:style>
    <style:style style:name="P788" style:parent-style-name="Normal" style:family="paragraph">
      <style:text-properties fo:hyphenate="true"/>
    </style:style>
    <style:style style:name="TableCell789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91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793" style:family="table-cell">
      <style:table-cell-properties fo:border-top="none" fo:border-left="0.0034in solid #000000" fo:border-bottom="0.0034in solid #000000" fo:border-right="0.0034in solid #000000" fo:background-color="#C00000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795" style:family="table-row">
      <style:table-row-properties style:use-optimal-row-height="false"/>
    </style:style>
    <style:style style:name="P796" style:parent-style-name="Normal" style:family="paragraph">
      <style:text-properties fo:hyphenate="true"/>
    </style:style>
    <style:style style:name="P797" style:parent-style-name="Normal" style:family="paragraph">
      <style:text-properties fo:hyphenate="true"/>
    </style:style>
    <style:style style:name="TableCell798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00" style:parent-style-name="Normal" style:family="paragraph">
      <style:text-properties fo:hyphenate="true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10" style:family="table-row">
      <style:table-row-properties style:use-optimal-row-height="false"/>
    </style:style>
    <style:style style:name="P811" style:parent-style-name="Normal" style:family="paragraph">
      <style:text-properties fo:hyphenate="true"/>
    </style:style>
    <style:style style:name="P812" style:parent-style-name="Normal" style:family="paragraph">
      <style:text-properties fo:hyphenate="true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15" style:parent-style-name="Normal" style:family="paragraph">
      <style:text-properties fo:hyphenate="true"/>
    </style:style>
    <style:style style:name="TableRow816" style:family="table-row">
      <style:table-row-properties style:use-optimal-row-height="false"/>
    </style:style>
    <style:style style:name="P817" style:parent-style-name="Normal" style:family="paragraph">
      <style:text-properties fo:hyphenate="true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24" style:family="table-row">
      <style:table-row-properties style:use-optimal-row-height="false"/>
    </style:style>
    <style:style style:name="P825" style:parent-style-name="Normal" style:family="paragraph">
      <style:text-properties fo:hyphenate="true"/>
    </style:style>
    <style:style style:name="P826" style:parent-style-name="Normal" style:family="paragraph">
      <style:text-properties fo:hyphenate="tru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29" style:parent-style-name="Normal" style:family="paragraph">
      <style:text-properties fo:hyphenate="true"/>
    </style:style>
    <style:style style:name="TableRow830" style:family="table-row">
      <style:table-row-properties style:use-optimal-row-height="false"/>
    </style:style>
    <style:style style:name="P831" style:parent-style-name="Normal" style:family="paragraph">
      <style:text-properties fo:hyphenate="true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38" style:family="table-row">
      <style:table-row-properties style:use-optimal-row-height="false"/>
    </style:style>
    <style:style style:name="P839" style:parent-style-name="Normal" style:family="paragraph">
      <style:text-properties fo:hyphenate="true"/>
    </style:style>
    <style:style style:name="P840" style:parent-style-name="Normal" style:family="paragraph">
      <style:text-properties fo:hyphenate="tru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43" style:parent-style-name="Normal" style:family="paragraph">
      <style:text-properties fo:hyphenate="true"/>
    </style:style>
    <style:style style:name="TableRow844" style:family="table-row">
      <style:table-row-properties style:use-optimal-row-height="false"/>
    </style:style>
    <style:style style:name="P845" style:parent-style-name="Normal" style:family="paragraph">
      <style:text-properties fo:hyphenate="tru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52" style:family="table-row">
      <style:table-row-properties style:use-optimal-row-height="false"/>
    </style:style>
    <style:style style:name="P853" style:parent-style-name="Normal" style:family="paragraph">
      <style:text-properties fo:hyphenate="true"/>
    </style:style>
    <style:style style:name="P854" style:parent-style-name="Normal" style:family="paragraph">
      <style:text-properties fo:hyphenate="tru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57" style:parent-style-name="Normal" style:family="paragraph">
      <style:text-properties fo:hyphenate="true"/>
    </style:style>
    <style:style style:name="TableRow858" style:family="table-row">
      <style:table-row-properties style:use-optimal-row-height="false"/>
    </style:style>
    <style:style style:name="P859" style:parent-style-name="Normal" style:family="paragraph">
      <style:text-properties fo:hyphenate="true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66" style:family="table-row">
      <style:table-row-properties style:use-optimal-row-height="false"/>
    </style:style>
    <style:style style:name="P867" style:parent-style-name="Normal" style:family="paragraph">
      <style:text-properties fo:hyphenate="true"/>
    </style:style>
    <style:style style:name="P868" style:parent-style-name="Normal" style:family="paragraph">
      <style:text-properties fo:hyphenate="true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71" style:parent-style-name="Normal" style:family="paragraph">
      <style:text-properties fo:hyphenate="true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81" style:family="table-row">
      <style:table-row-properties style:use-optimal-row-height="false"/>
    </style:style>
    <style:style style:name="P882" style:parent-style-name="Normal" style:family="paragraph">
      <style:text-properties fo:hyphenate="true"/>
    </style:style>
    <style:style style:name="P883" style:parent-style-name="Normal" style:family="paragraph">
      <style:text-properties fo:hyphenate="true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886" style:parent-style-name="Normal" style:family="paragraph">
      <style:text-properties fo:hyphenate="true"/>
    </style:style>
    <style:style style:name="TableRow887" style:family="table-row">
      <style:table-row-properties style:use-optimal-row-height="false"/>
    </style:style>
    <style:style style:name="P888" style:parent-style-name="Normal" style:family="paragraph">
      <style:text-properties fo:hyphenate="true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895" style:family="table-row">
      <style:table-row-properties style:use-optimal-row-height="false"/>
    </style:style>
    <style:style style:name="P896" style:parent-style-name="Normal" style:family="paragraph">
      <style:text-properties fo:hyphenate="true"/>
    </style:style>
    <style:style style:name="P897" style:parent-style-name="Normal" style:family="paragraph">
      <style:text-properties fo:hyphenate="true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00" style:parent-style-name="Normal" style:family="paragraph">
      <style:text-properties fo:hyphenate="true"/>
    </style:style>
    <style:style style:name="TableRow901" style:family="table-row">
      <style:table-row-properties style:use-optimal-row-height="false"/>
    </style:style>
    <style:style style:name="P902" style:parent-style-name="Normal" style:family="paragraph">
      <style:text-properties fo:hyphenate="true"/>
    </style:style>
    <style:style style:name="TableCell903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05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07" style:family="table-cell">
      <style:table-cell-properties fo:border-top="none" fo:border-left="0.0034in solid #000000" fo:border-bottom="0.0034in solid #000000" fo:border-right="0.0034in solid #000000" fo:background-color="#94070A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09" style:family="table-row">
      <style:table-row-properties style:use-optimal-row-height="false"/>
    </style:style>
    <style:style style:name="P910" style:parent-style-name="Normal" style:family="paragraph">
      <style:text-properties fo:hyphenate="true"/>
    </style:style>
    <style:style style:name="P911" style:parent-style-name="Normal" style:family="paragraph">
      <style:text-properties fo:hyphenate="true"/>
    </style:style>
    <style:style style:name="TableCell912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14" style:parent-style-name="Normal" style:family="paragraph">
      <style:text-properties fo:hyphenate="true"/>
    </style:style>
    <style:style style:name="TableRow915" style:family="table-row">
      <style:table-row-properties style:use-optimal-row-height="false"/>
    </style:style>
    <style:style style:name="P916" style:parent-style-name="Normal" style:family="paragraph">
      <style:text-properties fo:hyphenate="true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style:font-name="Traveling _Typewriter" fo:color="#72BF44" fo:font-size="15pt" style:font-size-asian="15pt" style:font-size-complex="15pt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23" style:family="table-row">
      <style:table-row-properties style:use-optimal-row-height="false"/>
    </style:style>
    <style:style style:name="P924" style:parent-style-name="Normal" style:family="paragraph">
      <style:text-properties fo:hyphenate="true"/>
    </style:style>
    <style:style style:name="P925" style:parent-style-name="Normal" style:family="paragraph">
      <style:text-properties fo:hyphenate="true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28" style:parent-style-name="Normal" style:family="paragraph">
      <style:text-properties fo:hyphenate="true"/>
    </style:style>
    <style:style style:name="TableRow929" style:family="table-row">
      <style:table-row-properties style:use-optimal-row-height="false"/>
    </style:style>
    <style:style style:name="P930" style:parent-style-name="Normal" style:family="paragraph">
      <style:text-properties fo:hyphenate="tru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37" style:family="table-row">
      <style:table-row-properties style:use-optimal-row-height="false"/>
    </style:style>
    <style:style style:name="P938" style:parent-style-name="Normal" style:family="paragraph">
      <style:text-properties fo:hyphenate="true"/>
    </style:style>
    <style:style style:name="P939" style:parent-style-name="Normal" style:family="paragraph">
      <style:text-properties fo:hyphenate="tru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42" style:parent-style-name="Normal" style:family="paragraph">
      <style:text-properties fo:hyphenate="true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52" style:family="table-row">
      <style:table-row-properties style:use-optimal-row-height="false"/>
    </style:style>
    <style:style style:name="P953" style:parent-style-name="Normal" style:family="paragraph">
      <style:text-properties fo:hyphenate="true"/>
    </style:style>
    <style:style style:name="P954" style:parent-style-name="Normal" style:family="paragraph">
      <style:text-properties fo:hyphenate="true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57" style:parent-style-name="Normal" style:family="paragraph">
      <style:text-properties fo:hyphenate="true"/>
    </style:style>
    <style:style style:name="TableRow958" style:family="table-row">
      <style:table-row-properties style:use-optimal-row-height="false"/>
    </style:style>
    <style:style style:name="P959" style:parent-style-name="Normal" style:family="paragraph">
      <style:text-properties fo:hyphenate="true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66" style:family="table-row">
      <style:table-row-properties style:use-optimal-row-height="false"/>
    </style:style>
    <style:style style:name="P967" style:parent-style-name="Normal" style:family="paragraph">
      <style:text-properties fo:hyphenate="true"/>
    </style:style>
    <style:style style:name="P968" style:parent-style-name="Normal" style:family="paragraph">
      <style:text-properties fo:hyphenate="true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71" style:parent-style-name="Normal" style:family="paragraph">
      <style:text-properties fo:hyphenate="true"/>
    </style:style>
    <style:style style:name="TableRow972" style:family="table-row">
      <style:table-row-properties style:min-row-height="0.3819in" style:use-optimal-row-height="false"/>
    </style:style>
    <style:style style:name="P973" style:parent-style-name="Normal" style:family="paragraph">
      <style:text-properties fo:hyphenate="true"/>
    </style:style>
    <style:style style:name="TableCell974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76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78" style:family="table-cell">
      <style:table-cell-properties fo:border-top="none" fo:border-left="0.0034in solid #000000" fo:border-bottom="0.0034in solid #000000" fo:border-right="0.0034in solid #000000" fo:background-color="#94070A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80" style:family="table-row">
      <style:table-row-properties style:use-optimal-row-height="false"/>
    </style:style>
    <style:style style:name="P981" style:parent-style-name="Normal" style:family="paragraph">
      <style:text-properties fo:hyphenate="true"/>
    </style:style>
    <style:style style:name="P982" style:parent-style-name="Normal" style:family="paragraph">
      <style:text-properties fo:hyphenate="true"/>
    </style:style>
    <style:style style:name="TableCell983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center" fo:background-color="#94070A"/>
      <style:text-properties style:font-name="Traveling _Typewriter" fo:font-size="15pt" style:font-size-asian="15pt" style:font-size-complex="15pt"/>
    </style:style>
    <style:style style:name="P985" style:parent-style-name="Normal" style:family="paragraph">
      <style:text-properties fo:hyphenate="true"/>
    </style:style>
    <style:style style:name="TableRow986" style:family="table-row">
      <style:table-row-properties style:use-optimal-row-height="false"/>
    </style:style>
    <style:style style:name="P987" style:parent-style-name="Normal" style:family="paragraph">
      <style:text-properties fo:hyphenate="true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9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994" style:family="table-row">
      <style:table-row-properties style:use-optimal-row-height="false"/>
    </style:style>
    <style:style style:name="P995" style:parent-style-name="Normal" style:family="paragraph">
      <style:text-properties fo:hyphenate="true"/>
    </style:style>
    <style:style style:name="P996" style:parent-style-name="Normal" style:family="paragraph">
      <style:text-properties fo:hyphenate="true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999" style:parent-style-name="Normal" style:family="paragraph">
      <style:text-properties fo:hyphenate="true"/>
    </style:style>
    <style:style style:name="TableRow1000" style:family="table-row">
      <style:table-row-properties style:use-optimal-row-height="false"/>
    </style:style>
    <style:style style:name="P1001" style:parent-style-name="Normal" style:family="paragraph">
      <style:text-properties fo:hyphenate="true"/>
    </style:style>
    <style:style style:name="TableCell1002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004" style:family="table-cell">
      <style:table-cell-properties fo:border-top="none" fo:border-left="0.0034in solid #000000" fo:border-bottom="0.0034in solid #000000" fo:border-right="none" fo:background-color="#94070A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Cell1006" style:family="table-cell">
      <style:table-cell-properties fo:border-top="none" fo:border-left="0.0034in solid #000000" fo:border-bottom="0.0034in solid #000000" fo:border-right="0.0034in solid #000000" fo:background-color="#94070A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TableRow1008" style:family="table-row">
      <style:table-row-properties style:use-optimal-row-height="false"/>
    </style:style>
    <style:style style:name="P1009" style:parent-style-name="Normal" style:family="paragraph">
      <style:text-properties fo:hyphenate="true"/>
    </style:style>
    <style:style style:name="P1010" style:parent-style-name="Normal" style:family="paragraph">
      <style:text-properties fo:hyphenate="true"/>
    </style:style>
    <style:style style:name="TableCell1011" style:family="table-cell">
      <style:table-cell-properties fo:border-top="none" fo:border-left="0.0034in solid #000000" fo:border-bottom="0.0034in solid #000000" fo:border-right="none" fo:background-color="#C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text-align="center"/>
      <style:text-properties style:font-name="Traveling _Typewriter" fo:font-size="15pt" style:font-size-asian="15pt" style:font-size-complex="15pt"/>
    </style:style>
    <style:style style:name="P1013" style:parent-style-name="Normal" style:family="paragraph"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ays</text:p>
          </table:table-cell>
          <table:table-cell table:style-name="TableCell9">
            <text:p text:style-name="P10">Époque (présent → passé)</text:p>
          </table:table-cell>
          <table:table-cell table:style-name="TableCell11">
            <text:p text:style-name="P12">PNJ</text:p>
          </table:table-cell>
          <table:table-cell table:style-name="TableCell13">
            <text:p text:style-name="P14">Obstacle</text:p>
          </table:table-cell>
        </table:table-row>
        <table:table-row table:style-name="TableRow15">
          <table:table-cell table:style-name="TableCell16" table:number-rows-spanned="10">
            <text:p text:style-name="P17"/>
            <text:p text:style-name="P18"/>
            <text:p text:style-name="P19">Groenland</text:p>
          </table:table-cell>
          <table:table-cell table:style-name="TableCell20" table:number-rows-spanned="2">
            <text:p text:style-name="P21">Nuuk</text:p>
          </table:table-cell>
          <table:table-cell table:style-name="TableCell22">
            <text:p text:style-name="P23">Homme moderne</text:p>
          </table:table-cell>
          <table:table-cell table:style-name="TableCell24" table:number-rows-spanned="2">
            <text:p text:style-name="P25">Bonhomme de neige</text:p>
          </table:table-cell>
        </table:table-row>
        <table:table-row table:style-name="TableRow26">
          <table:covered-table-cell>
            <text:p text:style-name="P27"/>
          </table:covered-table-cell>
          <table:covered-table-cell>
            <text:p text:style-name="P28"/>
          </table:covered-table-cell>
          <table:table-cell table:style-name="TableCell29">
            <text:p text:style-name="P30">Femme moderne</text:p>
          </table:table-cell>
          <table:covered-table-cell>
            <text:p text:style-name="P31"/>
          </table:covered-table-cell>
        </table:table-row>
        <table:table-row table:style-name="TableRow32">
          <table:covered-table-cell>
            <text:p text:style-name="P33"/>
          </table:covered-table-cell>
          <table:table-cell table:style-name="TableCell34" table:number-rows-spanned="2">
            <text:p text:style-name="P35">Aéroport militaire</text:p>
          </table:table-cell>
          <table:table-cell table:style-name="TableCell36">
            <text:p text:style-name="P37">Aviateur</text:p>
          </table:table-cell>
          <table:table-cell table:style-name="TableCell38" table:number-rows-spanned="2">
            <text:p text:style-name="P39">Caisse à outils</text:p>
          </table:table-cell>
        </table:table-row>
        <table:table-row table:style-name="TableRow40">
          <table:covered-table-cell>
            <text:p text:style-name="P41"/>
          </table:covered-table-cell>
          <table:covered-table-cell>
            <text:p text:style-name="P42"/>
          </table:covered-table-cell>
          <table:table-cell table:style-name="TableCell43">
            <text:p text:style-name="P44">Mécanicien</text:p>
          </table:table-cell>
          <table:covered-table-cell>
            <text:p text:style-name="P45"/>
          </table:covered-table-cell>
        </table:table-row>
        <table:table-row table:style-name="TableRow46">
          <table:covered-table-cell>
            <text:p text:style-name="P47"/>
          </table:covered-table-cell>
          <table:table-cell table:style-name="TableCell48" table:number-rows-spanned="2">
            <text:p text:style-name="P49">Village<text:s/>inuit</text:p>
          </table:table-cell>
          <table:table-cell table:style-name="TableCell50">
            <text:p text:style-name="P51">Pécheur</text:p>
          </table:table-cell>
          <table:table-cell table:style-name="TableCell52" table:number-rows-spanned="2">
            <text:p text:style-name="P53">Phoque</text:p>
          </table:table-cell>
        </table:table-row>
        <table:table-row table:style-name="TableRow54">
          <table:covered-table-cell>
            <text:p text:style-name="P55"/>
          </table:covered-table-cell>
          <table:covered-table-cell>
            <text:p text:style-name="P56"/>
          </table:covered-table-cell>
          <table:table-cell table:style-name="TableCell57">
            <text:p text:style-name="P58">Cuisinier</text:p>
          </table:table-cell>
          <table:covered-table-cell>
            <text:p text:style-name="P59"/>
          </table:covered-table-cell>
        </table:table-row>
        <table:table-row table:style-name="TableRow60">
          <table:covered-table-cell>
            <text:p text:style-name="P61"/>
          </table:covered-table-cell>
          <table:table-cell table:style-name="TableCell62" table:number-rows-spanned="2">
            <text:p text:style-name="P63">Village viking</text:p>
          </table:table-cell>
          <table:table-cell table:style-name="TableCell64">
            <text:p text:style-name="P65">Explorateur</text:p>
          </table:table-cell>
          <table:table-cell table:style-name="TableCell66" table:number-rows-spanned="2">
            <text:p text:style-name="P67">Hache</text:p>
          </table:table-cell>
        </table:table-row>
        <table:table-row table:style-name="TableRow68">
          <table:covered-table-cell>
            <text:p text:style-name="P69"/>
          </table:covered-table-cell>
          <table:covered-table-cell>
            <text:p text:style-name="P70"/>
          </table:covered-table-cell>
          <table:table-cell table:style-name="TableCell71">
            <text:p text:style-name="P72">Fermier</text:p>
          </table:table-cell>
          <table:covered-table-cell>
            <text:p text:style-name="P73"/>
          </table:covered-table-cell>
        </table:table-row>
        <table:table-row table:style-name="TableRow74">
          <table:covered-table-cell>
            <text:p text:style-name="P75"/>
          </table:covered-table-cell>
          <table:table-cell table:style-name="TableCell76" table:number-rows-spanned="2">
            <text:p text:style-name="P77">Village saqqaq</text:p>
          </table:table-cell>
          <table:table-cell table:style-name="TableCell78">
            <text:p text:style-name="P79">Homme préhistorique</text:p>
          </table:table-cell>
          <table:table-cell table:style-name="TableCell80" table:number-rows-spanned="2">
            <text:p text:style-name="P81">Stalagmite</text:p>
          </table: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table-cell table:style-name="TableCell85">
            <text:p text:style-name="P86">Femme préhistorique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 table:number-rows-spanned="10">
            <text:p text:style-name="P90">EUA</text:p>
          </table:table-cell>
          <table:table-cell table:style-name="TableCell91" table:number-rows-spanned="2">
            <text:p text:style-name="P92">New-York</text:p>
          </table:table-cell>
          <table:table-cell table:style-name="TableCell93">
            <text:p text:style-name="P94">Serveur Mcdo</text:p>
          </table:table-cell>
          <table:table-cell table:style-name="TableCell95" table:number-rows-spanned="2">
            <text:p text:style-name="P96">Cône de chantier</text:p>
          </table:table-cell>
        </table:table-row>
        <table:table-row table:style-name="TableRow97">
          <table:covered-table-cell>
            <text:p text:style-name="P98"/>
          </table:covered-table-cell>
          <table:covered-table-cell>
            <text:p text:style-name="P99"/>
          </table:covered-table-cell>
          <table:table-cell table:style-name="TableCell100">
            <text:p text:style-name="P101">Chauffeur de taxi</text:p>
          </table:table-cell>
          <table:covered-table-cell>
            <text:p text:style-name="P102"/>
          </table:covered-table-cell>
        </table:table-row>
        <table:table-row table:style-name="TableRow103">
          <table:covered-table-cell>
            <text:p text:style-name="P104"/>
          </table:covered-table-cell>
          <table:table-cell table:style-name="TableCell105" table:number-rows-spanned="2">
            <text:p text:style-name="P106">Quartier mafieux</text:p>
          </table:table-cell>
          <table:table-cell table:style-name="TableCell107">
            <text:p text:style-name="P108">Italien</text:p>
          </table:table-cell>
          <table:table-cell table:style-name="TableCell109" table:number-rows-spanned="2">
            <text:p text:style-name="P110">Dynamite</text:p>
          </table:table-cell>
        </table:table-row>
        <table:table-row table:style-name="TableRow111">
          <table:covered-table-cell>
            <text:p text:style-name="P112"/>
          </table:covered-table-cell>
          <table:covered-table-cell>
            <text:p text:style-name="P113"/>
          </table:covered-table-cell>
          <table:table-cell table:style-name="TableCell114">
            <text:p text:style-name="P115">Policier</text:p>
          </table:table-cell>
          <table:covered-table-cell>
            <text:p text:style-name="P116"/>
          </table:covered-table-cell>
        </table:table-row>
        <table:table-row table:style-name="TableRow117">
          <table:covered-table-cell>
            <text:p text:style-name="P118"/>
          </table:covered-table-cell>
          <table:table-cell table:style-name="TableCell119" table:number-rows-spanned="2">
            <text:p text:style-name="P120">Champs de bataille (canyon)</text:p>
          </table:table-cell>
          <table:table-cell table:style-name="TableCell121">
            <text:p text:style-name="P122">Amérindien</text:p>
          </table:table-cell>
          <table:table-cell table:style-name="TableCell123" table:number-rows-spanned="2">
            <text:p text:style-name="P124">Crâne de bison</text:p>
          </table:table-cell>
        </table:table-row>
        <table:table-row table:style-name="TableRow125">
          <table:covered-table-cell>
            <text:p text:style-name="P126"/>
          </table:covered-table-cell>
          <table:covered-table-cell>
            <text:p text:style-name="P127"/>
          </table:covered-table-cell>
          <table:table-cell table:style-name="TableCell128">
            <text:p text:style-name="P129">Cowboy</text:p>
          </table:table-cell>
          <table:covered-table-cell>
            <text:p text:style-name="P130"/>
          </table:covered-table-cell>
        </table:table-row>
        <table:table-row table:style-name="TableRow131">
          <table:covered-table-cell>
            <text:p text:style-name="P132"/>
          </table:covered-table-cell>
          <table:table-cell table:style-name="TableCell133" table:number-rows-spanned="2">
            <text:p text:style-name="P134">Village iroquois</text:p>
          </table:table-cell>
          <table:table-cell table:style-name="TableCell135">
            <text:p text:style-name="P136">Pionnier</text:p>
          </table:table-cell>
          <table:table-cell table:style-name="TableCell137" table:number-rows-spanned="2">
            <text:p text:style-name="P138">Feu de champs</text:p>
          </table:table-cell>
        </table:table-row>
        <table:table-row table:style-name="TableRow139">
          <table:covered-table-cell>
            <text:p text:style-name="P140"/>
          </table:covered-table-cell>
          <table:covered-table-cell>
            <text:p text:style-name="P141"/>
          </table:covered-table-cell>
          <table:table-cell table:style-name="TableCell142">
            <text:p text:style-name="P143">Pécheur</text:p>
          </table:table-cell>
          <table:covered-table-cell>
            <text:p text:style-name="P144"/>
          </table:covered-table-cell>
        </table:table-row>
        <table:table-row table:style-name="TableRow145">
          <table:covered-table-cell>
            <text:p text:style-name="P146"/>
          </table:covered-table-cell>
          <table:table-cell table:style-name="TableCell147" table:number-rows-spanned="2">
            <text:p text:style-name="P148">Village hopewell</text:p>
          </table:table-cell>
          <table:table-cell table:style-name="TableCell149">
            <text:p text:style-name="P150">Chasseur</text:p>
          </table:table-cell>
          <table:table-cell table:style-name="TableCell151" table:number-rows-spanned="2">
            <text:p text:style-name="P152">Butte de terre</text:p>
          </table:table-cell>
        </table:table-row>
        <table:table-row table:style-name="TableRow153">
          <table:covered-table-cell>
            <text:p text:style-name="P154"/>
          </table:covered-table-cell>
          <table:covered-table-cell>
            <text:p text:style-name="P155"/>
          </table:covered-table-cell>
          <table:table-cell table:style-name="TableCell156">
            <text:p text:style-name="P157">Commerçant</text:p>
          </table:table-cell>
          <table:covered-table-cell>
            <text:p text:style-name="P158"/>
          </table:covered-table-cell>
        </table:table-row>
        <table:table-row table:style-name="TableRow159">
          <table:table-cell table:style-name="TableCell160" table:number-rows-spanned="10">
            <text:p text:style-name="P161">Mexique</text:p>
          </table:table-cell>
          <table:table-cell table:style-name="TableCell162" table:number-rows-spanned="2">
            <text:p text:style-name="P163">Mexico</text:p>
          </table:table-cell>
          <table:table-cell table:style-name="TableCell164">
            <text:p text:style-name="P165">Mariachi</text:p>
          </table:table-cell>
          <table:table-cell table:style-name="TableCell166" table:number-rows-spanned="2">
            <text:p text:style-name="P167">Tacos écrasé</text:p>
          </table:table-cell>
        </table:table-row>
        <table:table-row table:style-name="TableRow168">
          <table:covered-table-cell>
            <text:p text:style-name="P169"/>
          </table:covered-table-cell>
          <table:covered-table-cell>
            <text:p text:style-name="P170"/>
          </table:covered-table-cell>
          <table:table-cell table:style-name="TableCell171">
            <text:p text:style-name="P172">Barman</text:p>
          </table:table-cell>
          <table:covered-table-cell>
            <text:p text:style-name="P173"/>
          </table:covered-table-cell>
        </table:table-row>
        <table:table-row table:style-name="TableRow174">
          <table:covered-table-cell>
            <text:p text:style-name="P175"/>
          </table:covered-table-cell>
          <table:table-cell table:style-name="TableCell176" table:number-rows-spanned="2">
            <text:p text:style-name="P177">Rue saccagée</text:p>
          </table:table-cell>
          <table:table-cell table:style-name="TableCell178">
            <text:p text:style-name="P179">Révolutionnaire</text:p>
          </table:table-cell>
          <table:table-cell table:style-name="TableCell180" table:number-rows-spanned="2">
            <text:p text:style-name="P181">Serpent</text:p>
          </table:table-cell>
        </table:table-row>
        <table:table-row table:style-name="TableRow182">
          <table:covered-table-cell>
            <text:p text:style-name="P183"/>
          </table:covered-table-cell>
          <table:covered-table-cell>
            <text:p text:style-name="P184"/>
          </table:covered-table-cell>
          <table:table-cell table:style-name="TableCell185">
            <text:p text:style-name="P186">Militaire</text:p>
          </table:table-cell>
          <table:covered-table-cell>
            <text:p text:style-name="P187"/>
          </table:covered-table-cell>
        </table:table-row>
        <table:table-row table:style-name="TableRow188">
          <table:covered-table-cell>
            <text:p text:style-name="P189"/>
          </table:covered-table-cell>
          <table:table-cell table:style-name="TableCell190" table:number-rows-spanned="2">
            <text:p text:style-name="P191">Rue de Tenochtitlan</text:p>
          </table:table-cell>
          <table:table-cell table:style-name="TableCell192">
            <text:p text:style-name="P193">Soldat aztèques</text:p>
          </table:table-cell>
          <table:table-cell table:style-name="TableCell194" table:number-rows-spanned="2">
            <text:p text:style-name="P195"><text:span text:style-name="T196">Cactus</text:span></text:p>
          </table:table-cell>
        </table:table-row>
        <table:table-row table:style-name="TableRow197">
          <table:covered-table-cell>
            <text:p text:style-name="P198"/>
          </table:covered-table-cell>
          <table:covered-table-cell>
            <text:p text:style-name="P199"/>
          </table:covered-table-cell>
          <table:table-cell table:style-name="TableCell200">
            <text:p text:style-name="P201">Conquistador</text:p>
          </table:table-cell>
          <table:covered-table-cell>
            <text:p text:style-name="P202"/>
          </table:covered-table-cell>
        </table:table-row>
        <table:table-row table:style-name="TableRow203">
          <table:covered-table-cell>
            <text:p text:style-name="P204"/>
          </table:covered-table-cell>
          <table:table-cell table:style-name="TableCell205" table:number-rows-spanned="2">
            <text:p text:style-name="P206">Champs de bataille (jungle)</text:p>
          </table:table-cell>
          <table:table-cell table:style-name="TableCell207">
            <text:p text:style-name="P208">Soldat tlaxcalans</text:p>
          </table:table-cell>
          <table:table-cell table:style-name="TableCell209" table:number-rows-spanned="2">
            <text:p text:style-name="P210"><text:span text:style-name="T211">Cactus</text:span></text:p>
          </table:table-cell>
        </table:table-row>
        <table:table-row table:style-name="TableRow212">
          <table:covered-table-cell>
            <text:p text:style-name="P213"/>
          </table:covered-table-cell>
          <table:covered-table-cell>
            <text:p text:style-name="P214"/>
          </table:covered-table-cell>
          <table:table-cell table:style-name="TableCell215">
            <text:p text:style-name="P216">Soldat aztèques</text:p>
          </table:table-cell>
          <table:covered-table-cell>
            <text:p text:style-name="P217"/>
          </table:covered-table-cell>
        </table:table-row>
        <table:table-row table:style-name="TableRow218">
          <table:covered-table-cell>
            <text:p text:style-name="P219"/>
          </table:covered-table-cell>
          <table:table-cell table:style-name="TableCell220" table:number-rows-spanned="2">
            <text:p text:style-name="P221">Village du désert</text:p>
          </table:table-cell>
          <table:table-cell table:style-name="TableCell222">
            <text:p text:style-name="P223">Sculpteur olmèque</text:p>
          </table:table-cell>
          <table:table-cell table:style-name="TableCell224" table:number-rows-spanned="2">
            <text:p text:style-name="P225">Cactus</text:p>
          </table:table-cell>
        </table:table-row>
        <table:table-row table:style-name="TableRow226">
          <table:covered-table-cell>
            <text:p text:style-name="P227"/>
          </table:covered-table-cell>
          <table:covered-table-cell>
            <text:p text:style-name="P228"/>
          </table:covered-table-cell>
          <table:table-cell table:style-name="TableCell229">
            <text:p text:style-name="P230">Dresseur de chevaux</text:p>
          </table:table-cell>
          <table:covered-table-cell>
            <text:p text:style-name="P231"/>
          </table:covered-table-cell>
        </table:table-row>
        <table:table-row table:style-name="TableRow232">
          <table:table-cell table:style-name="TableCell233" table:number-rows-spanned="10">
            <text:p text:style-name="P234">Brésil</text:p>
          </table:table-cell>
          <table:table-cell table:style-name="TableCell235" table:number-rows-spanned="2">
            <text:p text:style-name="P236"><text:span text:style-name="T237">Stade de foot</text:span></text:p>
          </table:table-cell>
          <table:table-cell table:style-name="TableCell238">
            <text:p text:style-name="P239">Supporter</text:p>
          </table:table-cell>
          <table:table-cell table:style-name="TableCell240" table:number-rows-spanned="2">
            <text:p text:style-name="P241">Ballon</text:p>
          </table:table-cell>
        </table:table-row>
        <table:table-row table:style-name="TableRow242">
          <table:covered-table-cell>
            <text:p text:style-name="P243"/>
          </table:covered-table-cell>
          <table:covered-table-cell>
            <text:p text:style-name="P244"/>
          </table:covered-table-cell>
          <table:table-cell table:style-name="TableCell245">
            <text:p text:style-name="P246">SDF</text:p>
          </table:table-cell>
          <table:covered-table-cell>
            <text:p text:style-name="P247"/>
          </table:covered-table-cell>
        </table:table-row>
        <table:table-row table:style-name="TableRow248">
          <table:covered-table-cell>
            <text:p text:style-name="P249"/>
          </table:covered-table-cell>
          <table:table-cell table:style-name="TableCell250" table:number-rows-spanned="2">
            <text:p text:style-name="P251">Favelas</text:p>
          </table:table-cell>
          <table:table-cell table:style-name="TableCell252">
            <text:p text:style-name="P253">Gamin footballeur</text:p>
          </table:table-cell>
          <table:table-cell table:style-name="TableCell254" table:number-rows-spanned="2">
            <text:p text:style-name="P255">Caisse à outils</text:p>
          </table:table-cell>
        </table:table-row>
        <table:table-row table:style-name="TableRow256">
          <table:covered-table-cell>
            <text:p text:style-name="P257"/>
          </table:covered-table-cell>
          <table:covered-table-cell>
            <text:p text:style-name="P258"/>
          </table:covered-table-cell>
          <table:table-cell table:style-name="TableCell259">
            <text:p text:style-name="P260">Cartel</text:p>
          </table:table-cell>
          <table:covered-table-cell>
            <text:p text:style-name="P261"/>
          </table:covered-table-cell>
        </table:table-row>
        <table:table-row table:style-name="TableRow262">
          <table:covered-table-cell>
            <text:p text:style-name="P263"/>
          </table:covered-table-cell>
          <table:table-cell table:style-name="TableCell264" table:number-rows-spanned="2">
            <text:p text:style-name="P265"/>
          </table:table-cell>
          <table:table-cell table:style-name="TableCell266">
            <text:p text:style-name="P267"/>
          </table:table-cell>
          <table:table-cell table:style-name="TableCell268" table:number-rows-spanned="2">
            <text:p text:style-name="P269"/>
          </table:table-cell>
        </table:table-row>
        <table:table-row table:style-name="TableRow270">
          <table:covered-table-cell>
            <text:p text:style-name="P271"/>
          </table:covered-table-cell>
          <table:covered-table-cell>
            <text:p text:style-name="P272"/>
          </table:covered-table-cell>
          <table:table-cell table:style-name="TableCell273">
            <text:p text:style-name="P274"/>
          </table:table-cell>
          <table:covered-table-cell>
            <text:p text:style-name="P275"/>
          </table:covered-table-cell>
        </table:table-row>
        <table:table-row table:style-name="TableRow276">
          <table:covered-table-cell>
            <text:p text:style-name="P277"/>
          </table:covered-table-cell>
          <table:table-cell table:style-name="TableCell278" table:number-rows-spanned="2">
            <text:p text:style-name="P279">Village inca</text:p>
          </table:table-cell>
          <table:table-cell table:style-name="TableCell280">
            <text:p text:style-name="P281">Paysan</text:p>
          </table:table-cell>
          <table:table-cell table:style-name="TableCell282" table:number-rows-spanned="2">
            <text:p text:style-name="P283">Plante carnivore</text:p>
          </table:table-cell>
        </table:table-row>
        <table:table-row table:style-name="TableRow284">
          <table:covered-table-cell>
            <text:p text:style-name="P285"/>
          </table:covered-table-cell>
          <table:covered-table-cell>
            <text:p text:style-name="P286"/>
          </table:covered-table-cell>
          <table:table-cell table:style-name="TableCell287">
            <text:p text:style-name="P288">Manqu Qhapaq</text:p>
          </table:table-cell>
          <table:covered-table-cell>
            <text:p text:style-name="P289"/>
          </table:covered-table-cell>
        </table:table-row>
        <table:table-row table:style-name="TableRow290">
          <table:covered-table-cell>
            <text:p text:style-name="P291"/>
          </table:covered-table-cell>
          <table:table-cell table:style-name="TableCell292" table:number-rows-spanned="2">
            <text:p text:style-name="P293"/>
          </table:table-cell>
          <table:table-cell table:style-name="TableCell294">
            <text:p text:style-name="P295"/>
          </table:table-cell>
          <table:table-cell table:style-name="TableCell296" table:number-rows-spanned="2">
            <text:p text:style-name="P297"/>
          </table:table-cell>
        </table:table-row>
        <table:table-row table:style-name="TableRow298">
          <table:covered-table-cell>
            <text:p text:style-name="P299"/>
          </table:covered-table-cell>
          <table:covered-table-cell>
            <text:p text:style-name="P300"/>
          </table:covered-table-cell>
          <table:table-cell table:style-name="TableCell301">
            <text:p text:style-name="P302"/>
          </table:table-cell>
          <table:covered-table-cell>
            <text:p text:style-name="P303"/>
          </table:covered-table-cell>
        </table:table-row>
        <table:table-row table:style-name="TableRow304">
          <table:table-cell table:style-name="TableCell305" table:number-rows-spanned="10">
            <text:p text:style-name="P306">Italie</text:p>
          </table:table-cell>
          <table:table-cell table:style-name="TableCell307" table:number-rows-spanned="2">
            <text:p text:style-name="P308">Rome</text:p>
          </table:table-cell>
          <table:table-cell table:style-name="TableCell309">
            <text:p text:style-name="P310">Pizzaiolo</text:p>
          </table:table-cell>
          <table:table-cell table:style-name="TableCell311" table:number-rows-spanned="2">
            <text:p text:style-name="P312">Spaghettis</text:p>
          </table:table-cell>
        </table:table-row>
        <table:table-row table:style-name="TableRow313">
          <table:covered-table-cell>
            <text:p text:style-name="P314"/>
          </table:covered-table-cell>
          <table:covered-table-cell>
            <text:p text:style-name="P315"/>
          </table:covered-table-cell>
          <table:table-cell table:style-name="TableCell316">
            <text:p text:style-name="P317">Policier</text:p>
          </table:table-cell>
          <table:covered-table-cell>
            <text:p text:style-name="P318"/>
          </table:covered-table-cell>
        </table:table-row>
        <table:table-row table:style-name="TableRow319">
          <table:covered-table-cell>
            <text:p text:style-name="P320"/>
          </table:covered-table-cell>
          <table:table-cell table:style-name="TableCell321" table:number-rows-spanned="2">
            <text:p text:style-name="P322">Défilé fasciste</text:p>
          </table:table-cell>
          <table:table-cell table:style-name="TableCell323">
            <text:p text:style-name="P324">Soldat</text:p>
          </table:table-cell>
          <table:table-cell table:style-name="TableCell325" table:number-rows-spanned="2">
            <text:p text:style-name="P326">Bombes</text:p>
          </table:table-cell>
        </table:table-row>
        <table:table-row table:style-name="TableRow327">
          <table:covered-table-cell>
            <text:p text:style-name="P328"/>
          </table:covered-table-cell>
          <table:covered-table-cell>
            <text:p text:style-name="P329"/>
          </table:covered-table-cell>
          <table:table-cell table:style-name="TableCell330">
            <text:p text:style-name="P331">Militant</text:p>
          </table:table-cell>
          <table:covered-table-cell>
            <text:p text:style-name="P332"/>
          </table:covered-table-cell>
        </table:table-row>
        <table:table-row table:style-name="TableRow333">
          <table:covered-table-cell>
            <text:p text:style-name="P334"/>
          </table:covered-table-cell>
          <table:table-cell table:style-name="TableCell335" table:number-rows-spanned="2">
            <text:p text:style-name="P336">Venise</text:p>
          </table:table-cell>
          <table:table-cell table:style-name="TableCell337">
            <text:p text:style-name="P338">Peintre</text:p>
          </table:table-cell>
          <table:table-cell table:style-name="TableCell339" table:number-rows-spanned="2">
            <text:p text:style-name="P340">Burin</text:p>
          </table:table-cell>
        </table:table-row>
        <table:table-row table:style-name="TableRow341">
          <table:covered-table-cell>
            <text:p text:style-name="P342"/>
          </table:covered-table-cell>
          <table:covered-table-cell>
            <text:p text:style-name="P343"/>
          </table:covered-table-cell>
          <table:table-cell table:style-name="TableCell344">
            <text:p text:style-name="P345">Sculpteur</text:p>
          </table:table-cell>
          <table:covered-table-cell>
            <text:p text:style-name="P346"/>
          </table:covered-table-cell>
        </table:table-row>
        <table:table-row table:style-name="TableRow347">
          <table:covered-table-cell>
            <text:p text:style-name="P348"/>
          </table:covered-table-cell>
          <table:table-cell table:style-name="TableCell349" table:number-rows-spanned="2">
            <text:p text:style-name="P350"/>
          </table:table-cell>
          <table:table-cell table:style-name="TableCell351">
            <text:p text:style-name="P352"/>
          </table:table-cell>
          <table:table-cell table:style-name="TableCell353" table:number-rows-spanned="2">
            <text:p text:style-name="P354"/>
          </table:table-cell>
        </table:table-row>
        <table:table-row table:style-name="TableRow355">
          <table:covered-table-cell>
            <text:p text:style-name="P356"/>
          </table:covered-table-cell>
          <table:covered-table-cell>
            <text:p text:style-name="P357"/>
          </table:covered-table-cell>
          <table:table-cell table:style-name="TableCell358">
            <text:p text:style-name="P359"/>
          </table:table-cell>
          <table:covered-table-cell>
            <text:p text:style-name="P360"/>
          </table:covered-table-cell>
        </table:table-row>
        <table:table-row table:style-name="TableRow361">
          <table:covered-table-cell>
            <text:p text:style-name="P362"/>
          </table:covered-table-cell>
          <table:table-cell table:style-name="TableCell363" table:number-rows-spanned="2">
            <text:p text:style-name="P364">Colisée</text:p>
          </table:table-cell>
          <table:table-cell table:style-name="TableCell365">
            <text:p text:style-name="P366">Gladiateur</text:p>
          </table:table-cell>
          <table:table-cell table:style-name="TableCell367" table:number-rows-spanned="2">
            <text:p text:style-name="P368">Lion</text:p>
          </table:table-cell>
        </table:table-row>
        <table:table-row table:style-name="TableRow369">
          <table:covered-table-cell>
            <text:p text:style-name="P370"/>
          </table:covered-table-cell>
          <table:covered-table-cell>
            <text:p text:style-name="P371"/>
          </table:covered-table-cell>
          <table:table-cell table:style-name="TableCell372">
            <text:p text:style-name="P373">Esclave</text:p>
          </table:table-cell>
          <table:covered-table-cell>
            <text:p text:style-name="P374"/>
          </table:covered-table-cell>
        </table:table-row>
        <table:table-row table:style-name="TableRow375">
          <table:table-cell table:style-name="TableCell376" table:number-rows-spanned="10">
            <text:p text:style-name="P377">France</text:p>
          </table:table-cell>
          <table:table-cell table:style-name="TableCell378" table:number-rows-spanned="2">
            <text:p text:style-name="P379">Tour Eiffel</text:p>
          </table:table-cell>
          <table:table-cell table:style-name="TableCell380">
            <text:p text:style-name="P381">CRS</text:p>
          </table:table-cell>
          <table:table-cell table:style-name="TableCell382" table:number-rows-spanned="2">
            <text:p text:style-name="P383">Pigeon</text:p>
          </table:table-cell>
        </table:table-row>
        <table:table-row table:style-name="TableRow384">
          <table:covered-table-cell>
            <text:p text:style-name="P385"/>
          </table:covered-table-cell>
          <table:covered-table-cell>
            <text:p text:style-name="P386"/>
          </table:covered-table-cell>
          <table:table-cell table:style-name="TableCell387">
            <text:p text:style-name="P388">Gilet jaune</text:p>
          </table:table-cell>
          <table:covered-table-cell>
            <text:p text:style-name="P389"/>
          </table:covered-table-cell>
        </table:table-row>
        <table:table-row table:style-name="TableRow390">
          <table:covered-table-cell>
            <text:p text:style-name="P391"/>
          </table:covered-table-cell>
          <table:table-cell table:style-name="TableCell392" table:number-rows-spanned="2">
            <text:p text:style-name="P393">Village campagne</text:p>
          </table:table-cell>
          <table:table-cell table:style-name="TableCell394">
            <text:p text:style-name="P395">Schutzstaffel</text:p>
          </table:table-cell>
          <table:table-cell table:style-name="TableCell396" table:number-rows-spanned="2">
            <text:p text:style-name="P397">Fourche</text:p>
          </table:table-cell>
        </table:table-row>
        <table:table-row table:style-name="TableRow398">
          <table:covered-table-cell>
            <text:p text:style-name="P399"/>
          </table:covered-table-cell>
          <table:covered-table-cell>
            <text:p text:style-name="P400"/>
          </table:covered-table-cell>
          <table:table-cell table:style-name="TableCell401">
            <text:p text:style-name="P402">Fermier</text:p>
          </table:table-cell>
          <table:covered-table-cell>
            <text:p text:style-name="P403"/>
          </table:covered-table-cell>
        </table:table-row>
        <table:table-row table:style-name="TableRow404">
          <table:covered-table-cell>
            <text:p text:style-name="P405"/>
          </table:covered-table-cell>
          <table:table-cell table:style-name="TableCell406" table:number-rows-spanned="2">
            <text:p text:style-name="P407">Rue pavée</text:p>
          </table:table-cell>
          <table:table-cell table:style-name="TableCell408">
            <text:p text:style-name="P409">Napoléon Ier</text:p>
          </table:table-cell>
          <table:table-cell table:style-name="TableCell410" table:number-rows-spanned="2">
            <text:p text:style-name="P411">Torche</text:p>
          </table:table-cell>
        </table:table-row>
        <table:table-row table:style-name="TableRow412">
          <table:covered-table-cell>
            <text:p text:style-name="P413"/>
          </table:covered-table-cell>
          <table:covered-table-cell>
            <text:p text:style-name="P414"/>
          </table:covered-table-cell>
          <table:table-cell table:style-name="TableCell415">
            <text:p text:style-name="P416">royaliste</text:p>
          </table:table-cell>
          <table:covered-table-cell>
            <text:p text:style-name="P417"/>
          </table:covered-table-cell>
        </table:table-row>
        <table:table-row table:style-name="TableRow418">
          <table:covered-table-cell>
            <text:p text:style-name="P419"/>
          </table:covered-table-cell>
          <table:table-cell table:style-name="TableCell420" table:number-rows-spanned="2">
            <text:p text:style-name="P421">Château</text:p>
          </table:table-cell>
          <table:table-cell table:style-name="TableCell422">
            <text:p text:style-name="P423">Chevalier</text:p>
          </table:table-cell>
          <table:table-cell table:style-name="TableCell424" table:number-rows-spanned="2">
            <text:p text:style-name="P425">Loup</text:p>
          </table:table-cell>
        </table:table-row>
        <table:table-row table:style-name="TableRow426">
          <table:covered-table-cell>
            <text:p text:style-name="P427"/>
          </table:covered-table-cell>
          <table:covered-table-cell>
            <text:p text:style-name="P428"/>
          </table:covered-table-cell>
          <table:table-cell table:style-name="TableCell429">
            <text:p text:style-name="P430">Paysans</text:p>
          </table:table-cell>
          <table:covered-table-cell>
            <text:p text:style-name="P431"/>
          </table:covered-table-cell>
        </table:table-row>
        <table:table-row table:style-name="TableRow432">
          <table:covered-table-cell>
            <text:p text:style-name="P433"/>
          </table:covered-table-cell>
          <table:table-cell table:style-name="TableCell434" table:number-rows-spanned="2">
            <text:p text:style-name="P435">Village celte</text:p>
          </table:table-cell>
          <table:table-cell table:style-name="TableCell436">
            <text:p text:style-name="P437">Druide</text:p>
          </table:table-cell>
          <table:table-cell table:style-name="TableCell438" table:number-rows-spanned="2">
            <text:p text:style-name="P439">Faucille</text:p>
          </table:table-cell>
        </table:table-row>
        <table:table-row table:style-name="TableRow440">
          <table:covered-table-cell>
            <text:p text:style-name="P441"/>
          </table:covered-table-cell>
          <table:covered-table-cell>
            <text:p text:style-name="P442"/>
          </table:covered-table-cell>
          <table:table-cell table:style-name="TableCell443">
            <text:p text:style-name="P444">Soldat romain</text:p>
          </table:table-cell>
          <table:covered-table-cell>
            <text:p text:style-name="P445"/>
          </table:covered-table-cell>
        </table:table-row>
        <table:table-row table:style-name="TableRow446">
          <table:table-cell table:style-name="TableCell447" table:number-rows-spanned="10">
            <text:p text:style-name="P448">Russie</text:p>
          </table:table-cell>
          <table:table-cell table:style-name="TableCell449" table:number-rows-spanned="2">
            <text:p text:style-name="P450">Quartier populaire</text:p>
          </table:table-cell>
          <table:table-cell table:style-name="TableCell451">
            <text:p text:style-name="P452">Racaille</text:p>
          </table:table-cell>
          <table:table-cell table:style-name="TableCell453" table:number-rows-spanned="2">
            <text:p text:style-name="P454">Vodka</text:p>
          </table:table-cell>
        </table:table-row>
        <table:table-row table:style-name="TableRow455">
          <table:covered-table-cell>
            <text:p text:style-name="P456"/>
          </table:covered-table-cell>
          <table:covered-table-cell>
            <text:p text:style-name="P457"/>
          </table:covered-table-cell>
          <table:table-cell table:style-name="TableCell458">
            <text:p text:style-name="P459">SDF</text:p>
          </table: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 table:number-rows-spanned="2">
            <text:p text:style-name="P464">Prypiat</text:p>
          </table:table-cell>
          <table:table-cell table:style-name="TableCell465">
            <text:p text:style-name="P466">Soldat soviétique</text:p>
          </table:table-cell>
          <table:table-cell table:style-name="TableCell467" table:number-rows-spanned="2">
            <text:p text:style-name="P468">Bidon radioactif</text:p>
          </table:table-cell>
        </table:table-row>
        <table:table-row table:style-name="TableRow469">
          <table:covered-table-cell>
            <text:p text:style-name="P470"/>
          </table:covered-table-cell>
          <table:covered-table-cell>
            <text:p text:style-name="P471"/>
          </table:covered-table-cell>
          <table:table-cell table:style-name="TableCell472">
            <text:p text:style-name="P473">Femme ukrainienne</text:p>
          </table: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 table:number-rows-spanned="2">
            <text:p text:style-name="P478">Empire Russe</text:p>
          </table:table-cell>
          <table:table-cell table:style-name="TableCell479">
            <text:p text:style-name="P480">Cosaque</text:p>
          </table:table-cell>
          <table:table-cell table:style-name="TableCell481" table:number-rows-spanned="2">
            <text:p text:style-name="P482">Piège à ours</text:p>
          </table:table-cell>
        </table:table-row>
        <table:table-row table:style-name="TableRow483">
          <table:covered-table-cell>
            <text:p text:style-name="P484"/>
          </table:covered-table-cell>
          <table:covered-table-cell>
            <text:p text:style-name="P485"/>
          </table:covered-table-cell>
          <table:table-cell table:style-name="TableCell486">
            <text:p text:style-name="P487">Slave</text:p>
          </table:table-cell>
          <table:covered-table-cell>
            <text:p text:style-name="P488"/>
          </table:covered-table-cell>
        </table:table-row>
        <table:table-row table:style-name="TableRow489">
          <table:covered-table-cell>
            <text:p text:style-name="P490"/>
          </table:covered-table-cell>
          <table:table-cell table:style-name="TableCell491" table:number-rows-spanned="2">
            <text:p text:style-name="P492">Cathédrale<text:s/>Saint-Basile</text:p>
          </table:table-cell>
          <table:table-cell table:style-name="TableCell493">
            <text:p text:style-name="P494">Soldat</text:p>
          </table:table-cell>
          <table:table-cell table:style-name="TableCell495" table:number-rows-spanned="2">
            <text:p text:style-name="P496">Tas de neige</text:p>
          </table:table-cell>
        </table:table-row>
        <table:table-row table:style-name="TableRow497">
          <table:covered-table-cell>
            <text:p text:style-name="P498"/>
          </table:covered-table-cell>
          <table:covered-table-cell>
            <text:p text:style-name="P499"/>
          </table:covered-table-cell>
          <table:table-cell table:style-name="TableCell500">
            <text:p text:style-name="P501">Prêtre</text:p>
          </table:table-cell>
          <table:covered-table-cell>
            <text:p text:style-name="P502"/>
          </table:covered-table-cell>
        </table:table-row>
        <table:table-row table:style-name="TableRow503">
          <table:covered-table-cell>
            <text:p text:style-name="P504"/>
          </table:covered-table-cell>
          <table:table-cell table:style-name="TableCell505" table:number-rows-spanned="2">
            <text:p text:style-name="P506"/>
          </table:table-cell>
          <table:table-cell table:style-name="TableCell507">
            <text:p text:style-name="P508"/>
          </table:table-cell>
          <table:table-cell table:style-name="TableCell509" table:number-rows-spanned="2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>
            <text:p text:style-name="P513"/>
          </table:covered-table-cell>
          <table:table-cell table:style-name="TableCell514">
            <text:p text:style-name="P515"/>
          </table:table-cell>
          <table:covered-table-cell>
            <text:p text:style-name="P516"/>
          </table:covered-table-cell>
        </table:table-row>
        <table:table-row table:style-name="TableRow517">
          <table:table-cell table:style-name="TableCell518" table:number-rows-spanned="10">
            <text:p text:style-name="P519">Égypte</text:p>
          </table:table-cell>
          <table:table-cell table:style-name="TableCell520" table:number-rows-spanned="2">
            <text:p text:style-name="P521">Rue touristique</text:p>
          </table:table-cell>
          <table:table-cell table:style-name="TableCell522">
            <text:p text:style-name="P523">Imam</text:p>
          </table:table-cell>
          <table:table-cell table:style-name="TableCell524" table:number-rows-spanned="2">
            <text:p text:style-name="P525">Caisse en bois</text:p>
          </table:table-cell>
        </table:table-row>
        <table:table-row table:style-name="TableRow526">
          <table:covered-table-cell>
            <text:p text:style-name="P527"/>
          </table:covered-table-cell>
          <table:covered-table-cell>
            <text:p text:style-name="P528"/>
          </table:covered-table-cell>
          <table:table-cell table:style-name="TableCell529">
            <text:p text:style-name="P530">Vendeur de bijoux</text:p>
          </table:table-cell>
          <table:covered-table-cell>
            <text:p text:style-name="P531"/>
          </table:covered-table-cell>
        </table:table-row>
        <table:table-row table:style-name="TableRow532">
          <table:covered-table-cell>
            <text:p text:style-name="P533"/>
          </table:covered-table-cell>
          <table:table-cell table:style-name="TableCell534" table:number-rows-spanned="2">
            <text:p text:style-name="P535">Canal de Suez</text:p>
          </table:table-cell>
          <table:table-cell table:style-name="TableCell536">
            <text:p text:style-name="P537">Soldat britannique</text:p>
          </table:table-cell>
          <table:table-cell table:style-name="TableCell538" table:number-rows-spanned="2">
            <text:p text:style-name="P539">Crocodile</text:p>
          </table:table-cell>
        </table:table-row>
        <table:table-row table:style-name="TableRow540">
          <table:covered-table-cell>
            <text:p text:style-name="P541"/>
          </table:covered-table-cell>
          <table:covered-table-cell>
            <text:p text:style-name="P542"/>
          </table:covered-table-cell>
          <table:table-cell table:style-name="TableCell543">
            <text:p text:style-name="P544">Ouvrier égyptien</text:p>
          </table:table-cell>
          <table:covered-table-cell>
            <text:p text:style-name="P545"/>
          </table:covered-table-cell>
        </table:table-row>
        <table:table-row table:style-name="TableRow546">
          <table:covered-table-cell>
            <text:p text:style-name="P547"/>
          </table:covered-table-cell>
          <table:table-cell table:style-name="TableCell548" table:number-rows-spanned="2">
            <text:p text:style-name="P549"/>
          </table:table-cell>
          <table:table-cell table:style-name="TableCell550">
            <text:p text:style-name="P551"/>
          </table:table-cell>
          <table:table-cell table:style-name="TableCell552" table:number-rows-spanned="2">
            <text:p text:style-name="P553"/>
          </table:table-cell>
        </table:table-row>
        <table:table-row table:style-name="TableRow554"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>
            <text:p text:style-name="P558"/>
          </table:table-cell>
          <table:covered-table-cell>
            <text:p text:style-name="P559"/>
          </table:covered-table-cell>
        </table:table-row>
        <table:table-row table:style-name="TableRow560">
          <table:covered-table-cell>
            <text:p text:style-name="P561"/>
          </table:covered-table-cell>
          <table:table-cell table:style-name="TableCell562" table:number-rows-spanned="2">
            <text:p text:style-name="P563"/>
          </table:table-cell>
          <table:table-cell table:style-name="TableCell564">
            <text:p text:style-name="P565"/>
          </table:table-cell>
          <table:table-cell table:style-name="TableCell566" table:number-rows-spanned="2">
            <text:p text:style-name="P567"/>
          </table:table-cell>
        </table:table-row>
        <table:table-row table:style-name="TableRow568">
          <table:covered-table-cell>
            <text:p text:style-name="P569"/>
          </table:covered-table-cell>
          <table:covered-table-cell>
            <text:p text:style-name="P570"/>
          </table:covered-table-cell>
          <table:table-cell table:style-name="TableCell571">
            <text:p text:style-name="P572"/>
          </table:table-cell>
          <table:covered-table-cell>
            <text:p text:style-name="P573"/>
          </table:covered-table-cell>
        </table:table-row>
        <table:table-row table:style-name="TableRow574">
          <table:covered-table-cell>
            <text:p text:style-name="P575"/>
          </table:covered-table-cell>
          <table:table-cell table:style-name="TableCell576" table:number-rows-spanned="2">
            <text:p text:style-name="P577">Pyramides de Gizeh</text:p>
          </table:table-cell>
          <table:table-cell table:style-name="TableCell578">
            <text:p text:style-name="P579">Esclave égyptien</text:p>
          </table:table-cell>
          <table:table-cell table:style-name="TableCell580" table:number-rows-spanned="2">
            <text:p text:style-name="P581">Pierre<text:s/>taillée</text:p>
          </table:table-cell>
        </table:table-row>
        <table:table-row table:style-name="TableRow582">
          <table:covered-table-cell>
            <text:p text:style-name="P583"/>
          </table:covered-table-cell>
          <table:covered-table-cell>
            <text:p text:style-name="P584"/>
          </table:covered-table-cell>
          <table:table-cell table:style-name="TableCell585">
            <text:p text:style-name="P586">Pharaon</text:p>
          </table:table-cell>
          <table:covered-table-cell>
            <text:p text:style-name="P587"/>
          </table:covered-table-cell>
        </table:table-row>
        <table:table-row table:style-name="TableRow588">
          <table:table-cell table:style-name="TableCell589" table:number-rows-spanned="10">
            <text:p text:style-name="P590">Afrique du Sud</text:p>
          </table:table-cell>
          <table:table-cell table:style-name="TableCell591" table:number-rows-spanned="2">
            <text:p text:style-name="P592">Johannesburg</text:p>
          </table:table-cell>
          <table:table-cell table:style-name="TableCell593">
            <text:p text:style-name="P594">Homme moderne noir</text:p>
          </table:table-cell>
          <table:table-cell table:style-name="TableCell595" table:number-rows-spanned="2">
            <text:p text:style-name="P596">Pied de biche</text:p>
          </table: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Homme moderne blanc</text:p>
          </table:table-cell>
          <table:covered-table-cell>
            <text:p text:style-name="P602"/>
          </table:covered-table-cell>
        </table:table-row>
        <table:table-row table:style-name="TableRow603">
          <table:covered-table-cell>
            <text:p text:style-name="P604"/>
          </table:covered-table-cell>
          <table:table-cell table:style-name="TableCell605" table:number-rows-spanned="2">
            <text:p text:style-name="P606">Apartheid</text:p>
          </table:table-cell>
          <table:table-cell table:style-name="TableCell607">
            <text:p text:style-name="P608">Mandela</text:p>
          </table:table-cell>
          <table:table-cell table:style-name="TableCell609" table:number-rows-spanned="2">
            <text:p text:style-name="P610">Barricade</text:p>
          </table:table-cell>
        </table:table-row>
        <table:table-row table:style-name="TableRow611">
          <table:covered-table-cell>
            <text:p text:style-name="P612"/>
          </table:covered-table-cell>
          <table:covered-table-cell>
            <text:p text:style-name="P613"/>
          </table:covered-table-cell>
          <table:table-cell table:style-name="TableCell614">
            <text:p text:style-name="P615">Policier</text:p>
          </table:table-cell>
          <table:covered-table-cell>
            <text:p text:style-name="P616"/>
          </table:covered-table-cell>
        </table:table-row>
        <table:table-row table:style-name="TableRow617">
          <table:covered-table-cell>
            <text:p text:style-name="P618"/>
          </table:covered-table-cell>
          <table:table-cell table:style-name="TableCell619" table:number-rows-spanned="2">
            <text:p text:style-name="P620">Village zoulou</text:p>
          </table:table-cell>
          <table:table-cell table:style-name="TableCell621">
            <text:p text:style-name="P622">Guerrier</text:p>
          </table:table-cell>
          <table:table-cell table:style-name="TableCell623" table:number-rows-spanned="2">
            <text:p text:style-name="P624">Lance</text:p>
          </table:table-cell>
        </table:table-row>
        <table:table-row table:style-name="TableRow625">
          <table:covered-table-cell>
            <text:p text:style-name="P626"/>
          </table:covered-table-cell>
          <table:covered-table-cell>
            <text:p text:style-name="P627"/>
          </table:covered-table-cell>
          <table:table-cell table:style-name="TableCell628">
            <text:p text:style-name="P629">Cuisinière</text:p>
          </table:table-cell>
          <table:covered-table-cell>
            <text:p text:style-name="P630"/>
          </table:covered-table-cell>
        </table:table-row>
        <table:table-row table:style-name="TableRow631">
          <table:covered-table-cell>
            <text:p text:style-name="P632"/>
          </table:covered-table-cell>
          <table:table-cell table:style-name="TableCell633" table:number-rows-spanned="2">
            <text:p text:style-name="P634"/>
          </table:table-cell>
          <table:table-cell table:style-name="TableCell635">
            <text:p text:style-name="P636"/>
          </table:table-cell>
          <table:table-cell table:style-name="TableCell637" table:number-rows-spanned="2">
            <text:p text:style-name="P638"/>
          </table:table-cell>
        </table:table-row>
        <table:table-row table:style-name="TableRow639">
          <table:covered-table-cell>
            <text:p text:style-name="P640"/>
          </table:covered-table-cell>
          <table:covered-table-cell>
            <text:p text:style-name="P641"/>
          </table:covered-table-cell>
          <table:table-cell table:style-name="TableCell642">
            <text:p text:style-name="P643"/>
          </table:table-cell>
          <table:covered-table-cell>
            <text:p text:style-name="P644"/>
          </table:covered-table-cell>
        </table:table-row>
        <table:table-row table:style-name="TableRow645">
          <table:covered-table-cell>
            <text:p text:style-name="P646"/>
          </table:covered-table-cell>
          <table:table-cell table:style-name="TableCell647" table:number-rows-spanned="2">
            <text:p text:style-name="P648">Savane</text:p>
          </table:table-cell>
          <table:table-cell table:style-name="TableCell649">
            <text:p text:style-name="P650">Homme préhistorique</text:p>
          </table:table-cell>
          <table:table-cell table:style-name="TableCell651" table:number-rows-spanned="2">
            <text:p text:style-name="P652">Butte de terre</text:p>
          </table: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Femme préhistorique</text:p>
          </table:table-cell>
          <table:covered-table-cell>
            <text:p text:style-name="P658"/>
          </table:covered-table-cell>
        </table:table-row>
        <table:table-row table:style-name="TableRow659">
          <table:table-cell table:style-name="TableCell660" table:number-rows-spanned="10">
            <text:p text:style-name="P661">Moyen Orient</text:p>
          </table:table-cell>
          <table:table-cell table:style-name="TableCell662" table:number-rows-spanned="2">
            <text:p text:style-name="P663">Gaza</text:p>
          </table:table-cell>
          <table:table-cell table:style-name="TableCell664">
            <text:p text:style-name="P665">Soldat israélien</text:p>
          </table:table-cell>
          <table:table-cell table:style-name="TableCell666" table:number-rows-spanned="2">
            <text:p text:style-name="P667">Mine</text:p>
          </table:table-cell>
        </table:table-row>
        <table:table-row table:style-name="TableRow668">
          <table:covered-table-cell>
            <text:p text:style-name="P669"/>
          </table:covered-table-cell>
          <table:covered-table-cell>
            <text:p text:style-name="P670"/>
          </table:covered-table-cell>
          <table:table-cell table:style-name="TableCell671">
            <text:p text:style-name="P672">Palestinien</text:p>
          </table:table-cell>
          <table:covered-table-cell>
            <text:p text:style-name="P673"/>
          </table:covered-table-cell>
        </table:table-row>
        <table:table-row table:style-name="TableRow674">
          <table:covered-table-cell>
            <text:p text:style-name="P675"/>
          </table:covered-table-cell>
          <table:table-cell table:style-name="TableCell676" table:number-rows-spanned="2">
            <text:p text:style-name="P677"/>
          </table:table-cell>
          <table:table-cell table:style-name="TableCell678">
            <text:p text:style-name="P679"/>
          </table:table-cell>
          <table:table-cell table:style-name="TableCell680" table:number-rows-spanned="2">
            <text:p text:style-name="P681"/>
          </table:table-cell>
        </table:table-row>
        <table:table-row table:style-name="TableRow682">
          <table:covered-table-cell>
            <text:p text:style-name="P683"/>
          </table:covered-table-cell>
          <table:covered-table-cell>
            <text:p text:style-name="P684"/>
          </table:covered-table-cell>
          <table:table-cell table:style-name="TableCell685">
            <text:p text:style-name="P686"/>
          </table:table-cell>
          <table:covered-table-cell>
            <text:p text:style-name="P687"/>
          </table:covered-table-cell>
        </table:table-row>
        <table:table-row table:style-name="TableRow688">
          <table:covered-table-cell>
            <text:p text:style-name="P689"/>
          </table:covered-table-cell>
          <table:table-cell table:style-name="TableCell690" table:number-rows-spanned="2">
            <text:p text:style-name="P691">Empire Ottoman</text:p>
          </table:table-cell>
          <table:table-cell table:style-name="TableCell692">
            <text:p text:style-name="P693">Janissaire</text:p>
          </table:table-cell>
          <table:table-cell table:style-name="TableCell694" table:number-rows-spanned="2">
            <text:p text:style-name="P695">Scorpion</text:p>
          </table:table-cell>
        </table:table-row>
        <table:table-row table:style-name="TableRow696">
          <table:covered-table-cell>
            <text:p text:style-name="P697"/>
          </table:covered-table-cell>
          <table:covered-table-cell>
            <text:p text:style-name="P698"/>
          </table:covered-table-cell>
          <table:table-cell table:style-name="TableCell699">
            <text:p text:style-name="P700">Sultan</text:p>
          </table:table-cell>
          <table:covered-table-cell>
            <text:p text:style-name="P701"/>
          </table:covered-table-cell>
        </table:table-row>
        <table:table-row table:style-name="TableRow702">
          <table:covered-table-cell>
            <text:p text:style-name="P703"/>
          </table:covered-table-cell>
          <table:table-cell table:style-name="TableCell704" table:number-rows-spanned="2">
            <text:p text:style-name="P705">Jérusalem</text:p>
          </table:table-cell>
          <table:table-cell table:style-name="TableCell706">
            <text:p text:style-name="P707">Croisé</text:p>
          </table:table-cell>
          <table:table-cell table:style-name="TableCell708" table:number-rows-spanned="2">
            <text:p text:style-name="P709">Crucifix</text:p>
          </table:table-cell>
        </table:table-row>
        <table:table-row table:style-name="TableRow710">
          <table:covered-table-cell>
            <text:p text:style-name="P711"/>
          </table:covered-table-cell>
          <table:covered-table-cell>
            <text:p text:style-name="P712"/>
          </table:covered-table-cell>
          <table:table-cell table:style-name="TableCell713">
            <text:p text:style-name="P714">Sarrasin</text:p>
          </table:table-cell>
          <table:covered-table-cell>
            <text:p text:style-name="P715"/>
          </table:covered-table-cell>
        </table:table-row>
        <table:table-row table:style-name="TableRow716">
          <table:covered-table-cell>
            <text:p text:style-name="P717"/>
          </table:covered-table-cell>
          <table:table-cell table:style-name="TableCell718" table:number-rows-spanned="2">
            <text:p text:style-name="P719">Temple de Salomon</text:p>
          </table:table-cell>
          <table:table-cell table:style-name="TableCell720">
            <text:p text:style-name="P721">Juif</text:p>
          </table:table-cell>
          <table:table-cell table:style-name="TableCell722" table:number-rows-spanned="2">
            <text:p text:style-name="P723">Arc</text:p>
          </table:table-cell>
        </table:table-row>
        <table:table-row table:style-name="TableRow724">
          <table:covered-table-cell>
            <text:p text:style-name="P725"/>
          </table:covered-table-cell>
          <table:covered-table-cell>
            <text:p text:style-name="P726"/>
          </table:covered-table-cell>
          <table:table-cell table:style-name="TableCell727">
            <text:p text:style-name="P728">Soldat babylonien</text:p>
          </table:table-cell>
          <table:covered-table-cell>
            <text:p text:style-name="P729"/>
          </table:covered-table-cell>
        </table:table-row>
        <table:table-row table:style-name="TableRow730">
          <table:table-cell table:style-name="TableCell731" table:number-rows-spanned="10">
            <text:p text:style-name="P732">Inde</text:p>
          </table:table-cell>
          <table:table-cell table:style-name="TableCell733" table:number-rows-spanned="2">
            <text:p text:style-name="P734">Bidonville</text:p>
          </table:table-cell>
          <table:table-cell table:style-name="TableCell735">
            <text:p text:style-name="P736">Macaque</text:p>
          </table:table-cell>
          <table:table-cell table:style-name="TableCell737" table:number-rows-spanned="2">
            <text:p text:style-name="P738">Peau de banane</text:p>
          </table:table-cell>
        </table:table-row>
        <table:table-row table:style-name="TableRow739">
          <table:covered-table-cell>
            <text:p text:style-name="P740"/>
          </table:covered-table-cell>
          <table:covered-table-cell>
            <text:p text:style-name="P741"/>
          </table:covered-table-cell>
          <table:table-cell table:style-name="TableCell742">
            <text:p text:style-name="P743">Chauffeur tuk tuk</text:p>
          </table:table-cell>
          <table:covered-table-cell>
            <text:p text:style-name="P744"/>
          </table:covered-table-cell>
        </table:table-row>
        <table:table-row table:style-name="TableRow745">
          <table:covered-table-cell>
            <text:p text:style-name="P746"/>
          </table:covered-table-cell>
          <table:table-cell table:style-name="TableCell747" table:number-rows-spanned="2">
            <text:p text:style-name="P748">Delhi</text:p>
          </table:table-cell>
          <table:table-cell table:style-name="TableCell749">
            <text:p text:style-name="P750">Gandhi</text:p>
          </table:table-cell>
          <table:table-cell table:style-name="TableCell751" table:number-rows-spanned="2">
            <text:p text:style-name="P752">Piment</text:p>
          </table:table-cell>
        </table:table-row>
        <table:table-row table:style-name="TableRow753">
          <table:covered-table-cell>
            <text:p text:style-name="P754"/>
          </table:covered-table-cell>
          <table:covered-table-cell>
            <text:p text:style-name="P755"/>
          </table:covered-table-cell>
          <table:table-cell table:style-name="TableCell756">
            <text:p text:style-name="P757">Soldat britannique</text:p>
          </table:table-cell>
          <table:covered-table-cell>
            <text:p text:style-name="P758"/>
          </table:covered-table-cell>
        </table:table-row>
        <table:table-row table:style-name="TableRow759">
          <table:covered-table-cell>
            <text:p text:style-name="P760"/>
          </table:covered-table-cell>
          <table:table-cell table:style-name="TableCell761" table:number-rows-spanned="2">
            <text:p text:style-name="P762">Taj Mahal</text:p>
          </table:table-cell>
          <table:table-cell table:style-name="TableCell763">
            <text:p text:style-name="P764">Ouvrier indien</text:p>
          </table:table-cell>
          <table:table-cell table:style-name="TableCell765" table:number-rows-spanned="2">
            <text:p text:style-name="P766">Crotte d’éléphant</text:p>
          </table:table-cell>
        </table:table-row>
        <table:table-row table:style-name="TableRow767">
          <table:covered-table-cell>
            <text:p text:style-name="P768"/>
          </table:covered-table-cell>
          <table:covered-table-cell>
            <text:p text:style-name="P769"/>
          </table:covered-table-cell>
          <table:table-cell table:style-name="TableCell770">
            <text:p text:style-name="P771">Conducteur éléphant</text:p>
          </table:table-cell>
          <table:covered-table-cell>
            <text:p text:style-name="P772"/>
          </table:covered-table-cell>
        </table:table-row>
        <table:table-row table:style-name="TableRow773">
          <table:covered-table-cell>
            <text:p text:style-name="P774"/>
          </table:covered-table-cell>
          <table:table-cell table:style-name="TableCell775" table:number-rows-spanned="2">
            <text:p text:style-name="P776">Royaume de Vijayanâgara</text:p>
          </table:table-cell>
          <table:table-cell table:style-name="TableCell777">
            <text:p text:style-name="P778">Mineur</text:p>
          </table:table-cell>
          <table:table-cell table:style-name="TableCell779" table:number-rows-spanned="2">
            <text:p text:style-name="P780">Mygale</text:p>
          </table:table-cell>
        </table:table-row>
        <table:table-row table:style-name="TableRow781">
          <table:covered-table-cell>
            <text:p text:style-name="P782"/>
          </table:covered-table-cell>
          <table:covered-table-cell>
            <text:p text:style-name="P783"/>
          </table:covered-table-cell>
          <table:table-cell table:style-name="TableCell784">
            <text:p text:style-name="P785">Dresseur de serpent</text:p>
          </table:table-cell>
          <table:covered-table-cell>
            <text:p text:style-name="P786"/>
          </table:covered-table-cell>
        </table:table-row>
        <table:table-row table:style-name="TableRow787">
          <table:covered-table-cell>
            <text:p text:style-name="P788"/>
          </table:covered-table-cell>
          <table:table-cell table:style-name="TableCell789" table:number-rows-spanned="2">
            <text:p text:style-name="P790"/>
          </table:table-cell>
          <table:table-cell table:style-name="TableCell791">
            <text:p text:style-name="P792"/>
          </table:table-cell>
          <table:table-cell table:style-name="TableCell793" table:number-rows-spanned="2">
            <text:p text:style-name="P794"/>
          </table:table-cell>
        </table:table-row>
        <table:table-row table:style-name="TableRow795">
          <table:covered-table-cell>
            <text:p text:style-name="P796"/>
          </table:covered-table-cell>
          <table:covered-table-cell>
            <text:p text:style-name="P797"/>
          </table:covered-table-cell>
          <table:table-cell table:style-name="TableCell798">
            <text:p text:style-name="P799"/>
          </table:table-cell>
          <table:covered-table-cell>
            <text:p text:style-name="P800"/>
          </table:covered-table-cell>
        </table:table-row>
        <table:table-row table:style-name="TableRow801">
          <table:table-cell table:style-name="TableCell802" table:number-rows-spanned="10">
            <text:p text:style-name="P803">Chine</text:p>
          </table:table-cell>
          <table:table-cell table:style-name="TableCell804" table:number-rows-spanned="2">
            <text:p text:style-name="P805">Villes chinoises<text:s/>modernes</text:p>
          </table:table-cell>
          <table:table-cell table:style-name="TableCell806">
            <text:p text:style-name="P807"/>
          </table:table-cell>
          <table:table-cell table:style-name="TableCell808" table:number-rows-spanned="2">
            <text:p text:style-name="P809">Poubelle</text:p>
          </table:table-cell>
        </table:table-row>
        <table:table-row table:style-name="TableRow810">
          <table:covered-table-cell>
            <text:p text:style-name="P811"/>
          </table:covered-table-cell>
          <table:covered-table-cell>
            <text:p text:style-name="P812"/>
          </table:covered-table-cell>
          <table:table-cell table:style-name="TableCell813">
            <text:p text:style-name="P814"/>
          </table:table-cell>
          <table:covered-table-cell>
            <text:p text:style-name="P815"/>
          </table:covered-table-cell>
        </table:table-row>
        <table:table-row table:style-name="TableRow816">
          <table:covered-table-cell>
            <text:p text:style-name="P817"/>
          </table:covered-table-cell>
          <table:table-cell table:style-name="TableCell818" table:number-rows-spanned="2">
            <text:p text:style-name="P819">Défilé militaire de la RPC</text:p>
          </table:table-cell>
          <table:table-cell table:style-name="TableCell820">
            <text:p text:style-name="P821">Patriote communiste</text:p>
          </table:table-cell>
          <table:table-cell table:style-name="TableCell822" table:number-rows-spanned="2">
            <text:p text:style-name="P823">Drapeau rouge</text:p>
          </table:table-cell>
        </table:table-row>
        <table:table-row table:style-name="TableRow824">
          <table:covered-table-cell>
            <text:p text:style-name="P825"/>
          </table:covered-table-cell>
          <table:covered-table-cell>
            <text:p text:style-name="P826"/>
          </table:covered-table-cell>
          <table:table-cell table:style-name="TableCell827">
            <text:p text:style-name="P828">Soldat communiste</text:p>
          </table:table-cell>
          <table:covered-table-cell>
            <text:p text:style-name="P829"/>
          </table:covered-table-cell>
        </table:table-row>
        <table:table-row table:style-name="TableRow830">
          <table:covered-table-cell>
            <text:p text:style-name="P831"/>
          </table:covered-table-cell>
          <table:table-cell table:style-name="TableCell832" table:number-rows-spanned="2">
            <text:p text:style-name="P833">Cité interdite</text:p>
          </table:table-cell>
          <table:table-cell table:style-name="TableCell834">
            <text:p text:style-name="P835">Empereur</text:p>
          </table:table-cell>
          <table:table-cell table:style-name="TableCell836" table:number-rows-spanned="2">
            <text:p text:style-name="P837">Épée dadao</text:p>
          </table:table-cell>
        </table:table-row>
        <table:table-row table:style-name="TableRow838">
          <table:covered-table-cell>
            <text:p text:style-name="P839"/>
          </table:covered-table-cell>
          <table:covered-table-cell>
            <text:p text:style-name="P840"/>
          </table:covered-table-cell>
          <table:table-cell table:style-name="TableCell841">
            <text:p text:style-name="P842">Commerçant</text:p>
          </table: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table-cell table:style-name="TableCell846" table:number-rows-spanned="2">
            <text:p text:style-name="P847">Muraille de Chine</text:p>
          </table:table-cell>
          <table:table-cell table:style-name="TableCell848">
            <text:p text:style-name="P849">Soldat mongol</text:p>
          </table:table-cell>
          <table:table-cell table:style-name="TableCell850" table:number-rows-spanned="2">
            <text:p text:style-name="P851">Feu d’artifice</text:p>
          </table:table-cell>
        </table:table-row>
        <table:table-row table:style-name="TableRow852">
          <table:covered-table-cell>
            <text:p text:style-name="P853"/>
          </table:covered-table-cell>
          <table:covered-table-cell>
            <text:p text:style-name="P854"/>
          </table:covered-table-cell>
          <table:table-cell table:style-name="TableCell855">
            <text:p text:style-name="P856">Soldat chinois</text:p>
          </table:table-cell>
          <table:covered-table-cell>
            <text:p text:style-name="P857"/>
          </table:covered-table-cell>
        </table:table-row>
        <table:table-row table:style-name="TableRow858">
          <table:covered-table-cell>
            <text:p text:style-name="P859"/>
          </table:covered-table-cell>
          <table:table-cell table:style-name="TableCell860" table:number-rows-spanned="2">
            <text:p text:style-name="P861">Palais dynastie Shang</text:p>
          </table:table-cell>
          <table:table-cell table:style-name="TableCell862">
            <text:p text:style-name="P863">Garde</text:p>
          </table:table-cell>
          <table:table-cell table:style-name="TableCell864" table:number-rows-spanned="2">
            <text:p text:style-name="P865">Flambeau</text:p>
          </table:table-cell>
        </table:table-row>
        <table:table-row table:style-name="TableRow866">
          <table:covered-table-cell>
            <text:p text:style-name="P867"/>
          </table:covered-table-cell>
          <table:covered-table-cell>
            <text:p text:style-name="P868"/>
          </table:covered-table-cell>
          <table:table-cell table:style-name="TableCell869">
            <text:p text:style-name="P870">Femme</text:p>
          </table:table-cell>
          <table:covered-table-cell>
            <text:p text:style-name="P871"/>
          </table:covered-table-cell>
        </table:table-row>
        <table:table-row table:style-name="TableRow872">
          <table:table-cell table:style-name="TableCell873" table:number-rows-spanned="10">
            <text:p text:style-name="P874">Japon</text:p>
          </table:table-cell>
          <table:table-cell table:style-name="TableCell875" table:number-rows-spanned="2">
            <text:p text:style-name="P876">Tokyo</text:p>
          </table:table-cell>
          <table:table-cell table:style-name="TableCell877">
            <text:p text:style-name="P878">Employer</text:p>
          </table:table-cell>
          <table:table-cell table:style-name="TableCell879" table:number-rows-spanned="2">
            <text:p text:style-name="P880">Figurine obscène</text:p>
          </table:table-cell>
        </table:table-row>
        <table:table-row table:style-name="TableRow881">
          <table:covered-table-cell>
            <text:p text:style-name="P882"/>
          </table:covered-table-cell>
          <table:covered-table-cell>
            <text:p text:style-name="P883"/>
          </table:covered-table-cell>
          <table:table-cell table:style-name="TableCell884">
            <text:p text:style-name="P885">Écolière</text:p>
          </table:table-cell>
          <table:covered-table-cell>
            <text:p text:style-name="P886"/>
          </table:covered-table-cell>
        </table:table-row>
        <table:table-row table:style-name="TableRow887">
          <table:covered-table-cell>
            <text:p text:style-name="P888"/>
          </table:covered-table-cell>
          <table:table-cell table:style-name="TableCell889" table:number-rows-spanned="2">
            <text:p text:style-name="P890">Hiroshima (détruit)</text:p>
          </table:table-cell>
          <table:table-cell table:style-name="TableCell891">
            <text:p text:style-name="P892">Irradié</text:p>
          </table:table-cell>
          <table:table-cell table:style-name="TableCell893" table:number-rows-spanned="2">
            <text:p text:style-name="P894">Flaque radioactive</text:p>
          </table:table-cell>
        </table:table-row>
        <table:table-row table:style-name="TableRow895">
          <table:covered-table-cell>
            <text:p text:style-name="P896"/>
          </table:covered-table-cell>
          <table:covered-table-cell>
            <text:p text:style-name="P897"/>
          </table:covered-table-cell>
          <table:table-cell table:style-name="TableCell898">
            <text:p text:style-name="P899">Médecin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 table:number-rows-spanned="2">
            <text:p text:style-name="P904"/>
          </table:table-cell>
          <table:table-cell table:style-name="TableCell905">
            <text:p text:style-name="P906"/>
          </table:table-cell>
          <table:table-cell table:style-name="TableCell907" table:number-rows-spanned="2">
            <text:p text:style-name="P908"/>
          </table:table-cell>
        </table:table-row>
        <table:table-row table:style-name="TableRow909">
          <table:covered-table-cell>
            <text:p text:style-name="P910"/>
          </table:covered-table-cell>
          <table:covered-table-cell>
            <text:p text:style-name="P911"/>
          </table:covered-table-cell>
          <table:table-cell table:style-name="TableCell912">
            <text:p text:style-name="P913"/>
          </table:table-cell>
          <table:covered-table-cell>
            <text:p text:style-name="P914"/>
          </table:covered-table-cell>
        </table:table-row>
        <table:table-row table:style-name="TableRow915">
          <table:covered-table-cell>
            <text:p text:style-name="P916"/>
          </table:covered-table-cell>
          <table:table-cell table:style-name="TableCell917" table:number-rows-spanned="2">
            <text:p text:style-name="P918">Hongan-ji d’Ishiyama</text:p>
          </table:table-cell>
          <table:table-cell table:style-name="TableCell919">
            <text:p text:style-name="P920">Samurai</text:p>
          </table:table-cell>
          <table:table-cell table:style-name="TableCell921" table:number-rows-spanned="2">
            <text:p text:style-name="P922">Katana</text:p>
          </table:table-cell>
        </table:table-row>
        <table:table-row table:style-name="TableRow923">
          <table:covered-table-cell>
            <text:p text:style-name="P924"/>
          </table:covered-table-cell>
          <table:covered-table-cell>
            <text:p text:style-name="P925"/>
          </table:covered-table-cell>
          <table:table-cell table:style-name="TableCell926">
            <text:p text:style-name="P927">Moine bouddhiste</text:p>
          </table:table-cell>
          <table:covered-table-cell>
            <text:p text:style-name="P928"/>
          </table:covered-table-cell>
        </table:table-row>
        <table:table-row table:style-name="TableRow929">
          <table:covered-table-cell>
            <text:p text:style-name="P930"/>
          </table:covered-table-cell>
          <table:table-cell table:style-name="TableCell931" table:number-rows-spanned="2">
            <text:p text:style-name="P932">Village Yayoi</text:p>
          </table:table-cell>
          <table:table-cell table:style-name="TableCell933">
            <text:p text:style-name="P934">Paysan</text:p>
          </table:table-cell>
          <table:table-cell table:style-name="TableCell935" table:number-rows-spanned="2">
            <text:p text:style-name="P936">Serpent</text:p>
          </table:table-cell>
        </table:table-row>
        <table:table-row table:style-name="TableRow937">
          <table:covered-table-cell>
            <text:p text:style-name="P938"/>
          </table:covered-table-cell>
          <table:covered-table-cell>
            <text:p text:style-name="P939"/>
          </table:covered-table-cell>
          <table:table-cell table:style-name="TableCell940">
            <text:p text:style-name="P941">Pêcheur</text:p>
          </table:table-cell>
          <table:covered-table-cell>
            <text:p text:style-name="P942"/>
          </table:covered-table-cell>
        </table:table-row>
        <table:table-row table:style-name="TableRow943">
          <table:table-cell table:style-name="TableCell944" table:number-rows-spanned="10">
            <text:p text:style-name="P945">Australie</text:p>
          </table:table-cell>
          <table:table-cell table:style-name="TableCell946" table:number-rows-spanned="2">
            <text:p text:style-name="P947">Opéra de Sydney</text:p>
          </table:table-cell>
          <table:table-cell table:style-name="TableCell948">
            <text:p text:style-name="P949">Cymbaliste</text:p>
          </table:table-cell>
          <table:table-cell table:style-name="TableCell950" table:number-rows-spanned="2">
            <text:p text:style-name="P951">Trompette</text:p>
          </table:table-cell>
        </table:table-row>
        <table:table-row table:style-name="TableRow952">
          <table:covered-table-cell>
            <text:p text:style-name="P953"/>
          </table:covered-table-cell>
          <table:covered-table-cell>
            <text:p text:style-name="P954"/>
          </table:covered-table-cell>
          <table:table-cell table:style-name="TableCell955">
            <text:p text:style-name="P956">Noble</text:p>
          </table:table-cell>
          <table:covered-table-cell>
            <text:p text:style-name="P957"/>
          </table:covered-table-cell>
        </table:table-row>
        <table:table-row table:style-name="TableRow958">
          <table:covered-table-cell>
            <text:p text:style-name="P959"/>
          </table:covered-table-cell>
          <table:table-cell table:style-name="TableCell960" table:number-rows-spanned="2">
            <text:p text:style-name="P961">Spatioport de Woomera</text:p>
          </table:table-cell>
          <table:table-cell table:style-name="TableCell962">
            <text:p text:style-name="P963">Mécanicien</text:p>
          </table:table-cell>
          <table:table-cell table:style-name="TableCell964" table:number-rows-spanned="2">
            <text:p text:style-name="P965">Scie</text:p>
          </table:table-cell>
        </table:table-row>
        <table:table-row table:style-name="TableRow966">
          <table:covered-table-cell>
            <text:p text:style-name="P967"/>
          </table:covered-table-cell>
          <table:covered-table-cell>
            <text:p text:style-name="P968"/>
          </table:covered-table-cell>
          <table:table-cell table:style-name="TableCell969">
            <text:p text:style-name="P970">Scientifique</text:p>
          </table:table-cell>
          <table:covered-table-cell>
            <text:p text:style-name="P971"/>
          </table:covered-table-cell>
        </table:table-row>
        <table:table-row table:style-name="TableRow972">
          <table:covered-table-cell>
            <text:p text:style-name="P973"/>
          </table:covered-table-cell>
          <table:table-cell table:style-name="TableCell974" table:number-rows-spanned="2">
            <text:p text:style-name="P975"/>
          </table:table-cell>
          <table:table-cell table:style-name="TableCell976">
            <text:p text:style-name="P977"/>
          </table:table-cell>
          <table:table-cell table:style-name="TableCell978" table:number-rows-spanned="2">
            <text:p text:style-name="P979"/>
          </table:table-cell>
        </table:table-row>
        <table:table-row table:style-name="TableRow980">
          <table:covered-table-cell>
            <text:p text:style-name="P981"/>
          </table:covered-table-cell>
          <table:covered-table-cell>
            <text:p text:style-name="P982"/>
          </table:covered-table-cell>
          <table:table-cell table:style-name="TableCell983">
            <text:p text:style-name="P984"/>
          </table:table-cell>
          <table:covered-table-cell>
            <text:p text:style-name="P985"/>
          </table:covered-table-cell>
        </table:table-row>
        <table:table-row table:style-name="TableRow986">
          <table:covered-table-cell>
            <text:p text:style-name="P987"/>
          </table:covered-table-cell>
          <table:table-cell table:style-name="TableCell988" table:number-rows-spanned="2">
            <text:p text:style-name="P989">Village aborigène</text:p>
          </table:table-cell>
          <table:table-cell table:style-name="TableCell990">
            <text:p text:style-name="P991">Chef tribal</text:p>
          </table:table-cell>
          <table:table-cell table:style-name="TableCell992" table:number-rows-spanned="2">
            <text:p text:style-name="P993">Bébé kangourou</text:p>
          </table:table-cell>
        </table:table-row>
        <table:table-row table:style-name="TableRow994">
          <table:covered-table-cell>
            <text:p text:style-name="P995"/>
          </table:covered-table-cell>
          <table:covered-table-cell>
            <text:p text:style-name="P996"/>
          </table:covered-table-cell>
          <table:table-cell table:style-name="TableCell997">
            <text:p text:style-name="P998">Chasseur</text:p>
          </table:table-cell>
          <table:covered-table-cell>
            <text:p text:style-name="P999"/>
          </table:covered-table-cell>
        </table:table-row>
        <table:table-row table:style-name="TableRow1000">
          <table:covered-table-cell>
            <text:p text:style-name="P1001"/>
          </table:covered-table-cell>
          <table:table-cell table:style-name="TableCell1002" table:number-rows-spanned="2">
            <text:p text:style-name="P1003"/>
          </table:table-cell>
          <table:table-cell table:style-name="TableCell1004">
            <text:p text:style-name="P1005"/>
          </table:table-cell>
          <table:table-cell table:style-name="TableCell1006" table:number-rows-spanned="2">
            <text:p text:style-name="P1007"/>
          </table:table-cell>
        </table:table-row>
        <table:table-row table:style-name="TableRow1008">
          <table:covered-table-cell>
            <text:p text:style-name="P1009"/>
          </table:covered-table-cell>
          <table:covered-table-cell>
            <text:p text:style-name="P1010"/>
          </table:covered-table-cell>
          <table:table-cell table:style-name="TableCell1011">
            <text:p text:style-name="P1012"/>
          </table:table-cell>
          <table:covered-table-cell>
            <text:p text:style-name="P1013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aveling _Typewriter" svg:font-family="Traveling _Typewriter" style:font-family-generic="moder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KAM MATEO</dc:creator>
    <meta:creation-date>2009-04-16T11:32:00Z</meta:creation-date>
    <dc:date>2019-10-21T13:53:00Z</dc:date>
    <meta:template xlink:href="E22AB1BD.dotm" xlink:type="simple"/>
    <meta:editing-cycles>104</meta:editing-cycles>
    <meta:editing-duration>PT24060S</meta:editing-duration>
    <meta:user-defined meta:name="Info 1"/>
    <meta:user-defined meta:name="Info 2"/>
    <meta:user-defined meta:name="Info 3"/>
    <meta:user-defined meta:name="Info 4"/>
    <meta:document-statistic meta:page-count="5" meta:paragraph-count="6" meta:word-count="524" meta:character-count="3402" meta:row-count="24" meta:non-whitespace-character-count="2884"/>
  </office:meta>
</office:document-meta>
</file>